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Droid Serif" svg:font-family="'Droid Serif', Georgia, 'Times New Roman', Times, serif"/>
    <style:font-face style:name="Courier New" svg:font-family="'Courier New'" style:font-family-generic="modern"/>
    <style:font-face style:name="FreeSans1" svg:font-family="FreeSans" style:font-family-generic="swiss"/>
    <style:font-face style:name="FreeSans2" svg:font-family="FreeSans" style:font-pitch="variable"/>
    <style:font-face style:name="Lucida Grande" svg:font-family="'Lucida Grande', 'Segoe UI'"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style:rel-width="100%" fo:margin-left="0.4549in" table:align="left" style:writing-mode="lr-tb"/>
    </style:style>
    <style:style style:name="Table1.A" style:family="table-column">
      <style:table-column-properties style:column-width="4.2069in" style:rel-column-width="5634*"/>
    </style:style>
    <style:style style:name="Table1.B" style:family="table-column">
      <style:table-column-properties style:column-width="2.2931in" style:rel-column-width="3071*"/>
    </style:style>
    <style:style style:name="Table1.1" style:family="table-row">
      <style:table-row-properties fo:keep-together="auto"/>
    </style:style>
    <style:style style:name="Table1.A1" style:family="table-cell">
      <style:table-cell-properties style:vertical-align="top" fo:background-color="#aeaaaa" fo:padding-left="0.075in" fo:padding-right="0.075in" fo:padding-top="0in" fo:padding-bottom="0in" fo:border-left="0.5pt solid #bfbfbf" fo:border-right="none" fo:border-top="0.5pt solid #bfbfbf" fo:border-bottom="0.5pt solid #bfbfbf" style:writing-mode="lr-tb">
        <style:background-image/>
      </style:table-cell-properties>
    </style:style>
    <style:style style:name="Table1.B1" style:family="table-cell">
      <style:table-cell-properties style:vertical-align="top" fo:background-color="#aeaaaa" fo:padding-left="0.075in" fo:padding-right="0.075in" fo:padding-top="0in" fo:padding-bottom="0in" fo:border="0.5pt solid #bfbfbf" style:writing-mode="lr-tb">
        <style:background-image/>
      </style:table-cell-properties>
    </style:style>
    <style:style style:name="Table1.A2" style:family="table-cell">
      <style:table-cell-properties style:vertical-align="top" fo:padding-left="0.075in" fo:padding-right="0.075in" fo:padding-top="0in" fo:padding-bottom="0in" fo:border-left="0.5pt solid #bfbfbf" fo:border-right="none" fo:border-top="0.5pt solid #bfbfbf" fo:border-bottom="0.5pt solid #bfbfbf" style:writing-mode="lr-tb"/>
    </style:style>
    <style:style style:name="Table1.B2" style:family="table-cell">
      <style:table-cell-properties style:vertical-align="middle" fo:padding-left="0.075in" fo:padding-right="0.075in" fo:padding-top="0in" fo:padding-bottom="0in" fo:border="0.5pt solid #bfbfbf" style:writing-mode="lr-tb"/>
    </style:style>
    <style:style style:name="Table1.A3" style:family="table-cell">
      <style:table-cell-properties style:vertical-align="top" fo:padding-left="0.075in" fo:padding-right="0.075in" fo:padding-top="0in" fo:padding-bottom="0in" fo:border-left="0.5pt solid #bfbfbf" fo:border-right="none" fo:border-top="0.5pt solid #bfbfbf" fo:border-bottom="0.5pt solid #bfbfbf" style:writing-mode="lr-tb"/>
    </style:style>
    <style:style style:name="Table1.B3" style:family="table-cell">
      <style:table-cell-properties style:vertical-align="middle" fo:padding-left="0.075in" fo:padding-right="0.075in" fo:padding-top="0in" fo:padding-bottom="0in" fo:border="0.5pt solid #bfbfbf" style:writing-mode="lr-tb"/>
    </style:style>
    <style:style style:name="Table2" style:family="table">
      <style:table-properties style:width="6.5in" style:rel-width="100%" fo:margin-left="0in" table:align="left" style:writing-mode="lr-tb"/>
    </style:style>
    <style:style style:name="Table2.A" style:family="table-column">
      <style:table-column-properties style:column-width="2.991in" style:rel-column-width="4307*"/>
    </style:style>
    <style:style style:name="Table2.B" style:family="table-column">
      <style:table-column-properties style:column-width="1.2in" style:rel-column-width="1728*"/>
    </style:style>
    <style:style style:name="Table2.C" style:family="table-column">
      <style:table-column-properties style:column-width="2.309in" style:rel-column-width="3325*"/>
    </style:style>
    <style:style style:name="Table2.1" style:family="table-row">
      <style:table-row-properties style:min-row-height="0.1979in" fo:keep-together="auto"/>
    </style:style>
    <style:style style:name="Table2.A1" style:family="table-cell">
      <style:table-cell-properties style:vertical-align="middle" fo:background-color="#aeaaaa"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background-image/>
      </style:table-cell-properties>
    </style:style>
    <style:style style:name="Table2.C1" style:family="table-cell">
      <style:table-cell-properties style:vertical-align="middle" fo:background-color="#aeaaaa" style:border-line-width="0.0208in 0.0104in 0.0104in" fo:padding="0in" fo:border="3pt double #c0c0c0" style:writing-mode="lr-tb">
        <style:background-image/>
      </style:table-cell-properties>
    </style:style>
    <style:style style:name="Table2.2" style:family="table-row">
      <style:table-row-properties style:min-row-height="0.2097in" fo:keep-together="auto"/>
    </style:style>
    <style:style style:name="Table2.A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 style:family="table-cell">
      <style:table-cell-properties style:vertical-align="middle" style:border-line-width="0.0208in 0.0104in 0.0104in" fo:padding="0in" fo:border="3pt double #c0c0c0" style:writing-mode="lr-tb"/>
    </style:style>
    <style:style style:name="Table2.A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3" style:family="table-cell">
      <style:table-cell-properties style:vertical-align="middle" style:border-line-width="0.0208in 0.0104in 0.0104in" fo:padding="0in" fo:border="3pt double #c0c0c0" style:writing-mode="lr-tb"/>
    </style:style>
    <style:style style:name="Table2.A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4" style:family="table-cell">
      <style:table-cell-properties style:vertical-align="middle" style:border-line-width="0.0208in 0.0104in 0.0104in" fo:padding="0in" fo:border="3pt double #c0c0c0" style:writing-mode="lr-tb"/>
    </style:style>
    <style:style style:name="Table2.A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5" style:family="table-cell">
      <style:table-cell-properties style:vertical-align="middle" style:border-line-width="0.0208in 0.0104in 0.0104in" fo:padding="0in" fo:border="3pt double #c0c0c0" style:writing-mode="lr-tb"/>
    </style:style>
    <style:style style:name="Table2.A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6" style:family="table-cell">
      <style:table-cell-properties style:vertical-align="middle" style:border-line-width="0.0208in 0.0104in 0.0104in" fo:padding="0in" fo:border="3pt double #c0c0c0" style:writing-mode="lr-tb"/>
    </style:style>
    <style:style style:name="Table2.A7"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7"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7" style:family="table-cell">
      <style:table-cell-properties style:vertical-align="middle" style:border-line-width="0.0208in 0.0104in 0.0104in" fo:padding="0in" fo:border="3pt double #c0c0c0" style:writing-mode="lr-tb"/>
    </style:style>
    <style:style style:name="Table2.A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8" style:family="table-cell">
      <style:table-cell-properties style:vertical-align="middle" style:border-line-width="0.0208in 0.0104in 0.0104in" fo:padding="0in" fo:border="3pt double #c0c0c0" style:writing-mode="lr-tb"/>
    </style:style>
    <style:style style:name="Table2.A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9" style:family="table-cell">
      <style:table-cell-properties style:vertical-align="middle" style:border-line-width="0.0208in 0.0104in 0.0104in" fo:padding="0in" fo:border="3pt double #c0c0c0" style:writing-mode="lr-tb"/>
    </style:style>
    <style:style style:name="Table2.A10"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0"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0" style:family="table-cell">
      <style:table-cell-properties style:vertical-align="middle" style:border-line-width="0.0208in 0.0104in 0.0104in" fo:padding="0in" fo:border="3pt double #c0c0c0" style:writing-mode="lr-tb"/>
    </style:style>
    <style:style style:name="Table2.A11"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1"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1" style:family="table-cell">
      <style:table-cell-properties style:vertical-align="middle" style:border-line-width="0.0208in 0.0104in 0.0104in" fo:padding="0in" fo:border="3pt double #c0c0c0" style:writing-mode="lr-tb"/>
    </style:style>
    <style:style style:name="Table2.A1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2" style:family="table-cell">
      <style:table-cell-properties style:vertical-align="middle" style:border-line-width="0.0208in 0.0104in 0.0104in" fo:padding="0in" fo:border="3pt double #c0c0c0" style:writing-mode="lr-tb"/>
    </style:style>
    <style:style style:name="Table2.A1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3" style:family="table-cell">
      <style:table-cell-properties style:vertical-align="middle" style:border-line-width="0.0208in 0.0104in 0.0104in" fo:padding="0in" fo:border="3pt double #c0c0c0" style:writing-mode="lr-tb"/>
    </style:style>
    <style:style style:name="Table2.A1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4" style:family="table-cell">
      <style:table-cell-properties style:vertical-align="middle" style:border-line-width="0.0208in 0.0104in 0.0104in" fo:padding="0in" fo:border="3pt double #c0c0c0" style:writing-mode="lr-tb"/>
    </style:style>
    <style:style style:name="Table2.A1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5" style:family="table-cell">
      <style:table-cell-properties style:vertical-align="middle" style:border-line-width="0.0208in 0.0104in 0.0104in" fo:padding="0in" fo:border="3pt double #c0c0c0" style:writing-mode="lr-tb"/>
    </style:style>
    <style:style style:name="Table2.A1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6" style:family="table-cell">
      <style:table-cell-properties style:vertical-align="middle" style:border-line-width="0.0208in 0.0104in 0.0104in" fo:padding="0in" fo:border="3pt double #c0c0c0" style:writing-mode="lr-tb"/>
    </style:style>
    <style:style style:name="Table2.A17"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7"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7" style:family="table-cell">
      <style:table-cell-properties style:vertical-align="middle" style:border-line-width="0.0208in 0.0104in 0.0104in" fo:padding="0in" fo:border="3pt double #c0c0c0" style:writing-mode="lr-tb"/>
    </style:style>
    <style:style style:name="Table2.A1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8" style:family="table-cell">
      <style:table-cell-properties style:vertical-align="middle" style:border-line-width="0.0208in 0.0104in 0.0104in" fo:padding="0in" fo:border="3pt double #c0c0c0" style:writing-mode="lr-tb"/>
    </style:style>
    <style:style style:name="Table2.A1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1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19" style:family="table-cell">
      <style:table-cell-properties style:vertical-align="middle" style:border-line-width="0.0208in 0.0104in 0.0104in" fo:padding="0in" fo:border="3pt double #c0c0c0" style:writing-mode="lr-tb"/>
    </style:style>
    <style:style style:name="Table2.A20"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0"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0" style:family="table-cell">
      <style:table-cell-properties style:vertical-align="middle" style:border-line-width="0.0208in 0.0104in 0.0104in" fo:padding="0in" fo:border="3pt double #c0c0c0" style:writing-mode="lr-tb"/>
    </style:style>
    <style:style style:name="Table2.A21"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1"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1" style:family="table-cell">
      <style:table-cell-properties style:vertical-align="middle" style:border-line-width="0.0208in 0.0104in 0.0104in" fo:padding="0in" fo:border="3pt double #c0c0c0" style:writing-mode="lr-tb"/>
    </style:style>
    <style:style style:name="Table2.A2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2" style:family="table-cell">
      <style:table-cell-properties style:vertical-align="middle" style:border-line-width="0.0208in 0.0104in 0.0104in" fo:padding="0in" fo:border="3pt double #c0c0c0" style:writing-mode="lr-tb"/>
    </style:style>
    <style:style style:name="Table2.A2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3" style:family="table-cell">
      <style:table-cell-properties style:vertical-align="middle" style:border-line-width="0.0208in 0.0104in 0.0104in" fo:padding="0in" fo:border="3pt double #c0c0c0" style:writing-mode="lr-tb"/>
    </style:style>
    <style:style style:name="Table2.A2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4" style:family="table-cell">
      <style:table-cell-properties style:vertical-align="middle" style:border-line-width="0.0208in 0.0104in 0.0104in" fo:padding="0in" fo:border="3pt double #c0c0c0" style:writing-mode="lr-tb"/>
    </style:style>
    <style:style style:name="Table2.A2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5" style:family="table-cell">
      <style:table-cell-properties style:vertical-align="middle" style:border-line-width="0.0208in 0.0104in 0.0104in" fo:padding="0in" fo:border="3pt double #c0c0c0" style:writing-mode="lr-tb"/>
    </style:style>
    <style:style style:name="Table2.A2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B2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2.C26" style:family="table-cell">
      <style:table-cell-properties style:vertical-align="middle" style:border-line-width="0.0208in 0.0104in 0.0104in" fo:padding="0in" fo:border="3pt double #c0c0c0" style:writing-mode="lr-tb"/>
    </style:style>
    <style:style style:name="Table3" style:family="table">
      <style:table-properties style:width="6.5in" style:rel-width="100%" fo:margin-left="0in" table:align="left" style:writing-mode="lr-tb"/>
    </style:style>
    <style:style style:name="Table3.A" style:family="table-column">
      <style:table-column-properties style:column-width="2.991in" style:rel-column-width="4307*"/>
    </style:style>
    <style:style style:name="Table3.B" style:family="table-column">
      <style:table-column-properties style:column-width="1.2in" style:rel-column-width="1728*"/>
    </style:style>
    <style:style style:name="Table3.C" style:family="table-column">
      <style:table-column-properties style:column-width="2.309in" style:rel-column-width="3325*"/>
    </style:style>
    <style:style style:name="Table3.1" style:family="table-row">
      <style:table-row-properties style:min-row-height="0.1979in" fo:keep-together="auto"/>
    </style:style>
    <style:style style:name="Table3.A1" style:family="table-cell">
      <style:table-cell-properties style:vertical-align="middle" fo:background-color="#aeaaaa"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background-image/>
      </style:table-cell-properties>
    </style:style>
    <style:style style:name="Table3.C1" style:family="table-cell">
      <style:table-cell-properties style:vertical-align="middle" fo:background-color="#aeaaaa" style:border-line-width="0.0208in 0.0104in 0.0104in" fo:padding="0in" fo:border="3pt double #c0c0c0" style:writing-mode="lr-tb">
        <style:background-image/>
      </style:table-cell-properties>
    </style:style>
    <style:style style:name="Table3.2" style:family="table-row">
      <style:table-row-properties style:min-row-height="0.2097in" fo:keep-together="auto"/>
    </style:style>
    <style:style style:name="Table3.A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2" style:family="table-cell">
      <style:table-cell-properties style:vertical-align="middle" style:border-line-width="0.0208in 0.0104in 0.0104in" fo:padding="0in" fo:border="3pt double #c0c0c0" style:writing-mode="lr-tb"/>
    </style:style>
    <style:style style:name="Table3.A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3" style:family="table-cell">
      <style:table-cell-properties style:vertical-align="middle" style:border-line-width="0.0208in 0.0104in 0.0104in" fo:padding="0in" fo:border="3pt double #c0c0c0" style:writing-mode="lr-tb"/>
    </style:style>
    <style:style style:name="Table3.A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4" style:family="table-cell">
      <style:table-cell-properties style:vertical-align="middle" style:border-line-width="0.0208in 0.0104in 0.0104in" fo:padding="0in" fo:border="3pt double #c0c0c0" style:writing-mode="lr-tb"/>
    </style:style>
    <style:style style:name="Table3.A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5" style:family="table-cell">
      <style:table-cell-properties style:vertical-align="middle" style:border-line-width="0.0208in 0.0104in 0.0104in" fo:padding="0in" fo:border="3pt double #c0c0c0" style:writing-mode="lr-tb"/>
    </style:style>
    <style:style style:name="Table3.A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6" style:family="table-cell">
      <style:table-cell-properties style:vertical-align="middle" style:border-line-width="0.0208in 0.0104in 0.0104in" fo:padding="0in" fo:border="3pt double #c0c0c0" style:writing-mode="lr-tb"/>
    </style:style>
    <style:style style:name="Table3.A7"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7"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7" style:family="table-cell">
      <style:table-cell-properties style:vertical-align="middle" style:border-line-width="0.0208in 0.0104in 0.0104in" fo:padding="0in" fo:border="3pt double #c0c0c0" style:writing-mode="lr-tb"/>
    </style:style>
    <style:style style:name="Table3.A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8" style:family="table-cell">
      <style:table-cell-properties style:vertical-align="middle" style:border-line-width="0.0208in 0.0104in 0.0104in" fo:padding="0in" fo:border="3pt double #c0c0c0" style:writing-mode="lr-tb"/>
    </style:style>
    <style:style style:name="Table3.A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9" style:family="table-cell">
      <style:table-cell-properties style:vertical-align="middle" style:border-line-width="0.0208in 0.0104in 0.0104in" fo:padding="0in" fo:border="3pt double #c0c0c0" style:writing-mode="lr-tb"/>
    </style:style>
    <style:style style:name="Table3.A10"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10"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10" style:family="table-cell">
      <style:table-cell-properties style:vertical-align="middle" style:border-line-width="0.0208in 0.0104in 0.0104in" fo:padding="0in" fo:border="3pt double #c0c0c0" style:writing-mode="lr-tb"/>
    </style:style>
    <style:style style:name="Table3.A11"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11"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11" style:family="table-cell">
      <style:table-cell-properties style:vertical-align="middle" style:border-line-width="0.0208in 0.0104in 0.0104in" fo:padding="0in" fo:border="3pt double #c0c0c0" style:writing-mode="lr-tb"/>
    </style:style>
    <style:style style:name="Table3.A1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12"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12" style:family="table-cell">
      <style:table-cell-properties style:vertical-align="middle" style:border-line-width="0.0208in 0.0104in 0.0104in" fo:padding="0in" fo:border="3pt double #c0c0c0" style:writing-mode="lr-tb"/>
    </style:style>
    <style:style style:name="Table3.A1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13"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13" style:family="table-cell">
      <style:table-cell-properties style:vertical-align="middle" style:border-line-width="0.0208in 0.0104in 0.0104in" fo:padding="0in" fo:border="3pt double #c0c0c0" style:writing-mode="lr-tb"/>
    </style:style>
    <style:style style:name="Table3.A1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B1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3.C14" style:family="table-cell">
      <style:table-cell-properties style:vertical-align="middle" style:border-line-width="0.0208in 0.0104in 0.0104in" fo:padding="0in" fo:border="3pt double #c0c0c0" style:writing-mode="lr-tb"/>
    </style:style>
    <style:style style:name="Table8" style:family="table">
      <style:table-properties style:width="6.5in" style:rel-width="100%" table:align="left" style:writing-mode="lr-tb"/>
    </style:style>
    <style:style style:name="Table8.A" style:family="table-column">
      <style:table-column-properties style:column-width="2.9896in" style:rel-column-width="4305*"/>
    </style:style>
    <style:style style:name="Table8.B" style:family="table-column">
      <style:table-column-properties style:column-width="1.7514in" style:rel-column-width="2522*"/>
    </style:style>
    <style:style style:name="Table8.C" style:family="table-column">
      <style:table-column-properties style:column-width="1.759in" style:rel-column-width="2533*"/>
    </style:style>
    <style:style style:name="Table8.1" style:family="table-row">
      <style:table-row-properties fo:keep-together="auto"/>
    </style:style>
    <style:style style:name="Table8.A1" style:family="table-cell">
      <style:table-cell-properties style:vertical-align="middle" fo:background-color="#aeaaaa"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background-image/>
      </style:table-cell-properties>
    </style:style>
    <style:style style:name="Table8.C1" style:family="table-cell">
      <style:table-cell-properties style:vertical-align="middle" fo:background-color="#aeaaaa" style:border-line-width="0.0208in 0.0104in 0.0104in" fo:padding="0in" fo:border="3pt double #c0c0c0" style:writing-mode="lr-tb">
        <style:background-image/>
      </style:table-cell-properties>
    </style:style>
    <style:style style:name="Table8.A2" style:family="table-cell">
      <style:table-cell-properties style:vertical-align="middle" fo:background-color="#d0cec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background-image/>
      </style:table-cell-properties>
    </style:style>
    <style:style style:name="Table8.C2" style:family="table-cell">
      <style:table-cell-properties style:vertical-align="middle" fo:background-color="#d0cece" style:border-line-width="0.0208in 0.0104in 0.0104in" fo:padding="0in" fo:border="3pt double #c0c0c0" style:writing-mode="lr-tb">
        <style:background-image/>
      </style:table-cell-properties>
    </style:style>
    <style:style style:name="Table8.A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B4"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C4" style:family="table-cell">
      <style:table-cell-properties style:vertical-align="middle" style:border-line-width="0.0208in 0.0104in 0.0104in" fo:padding="0in" fo:border="3pt double #c0c0c0" style:writing-mode="lr-tb"/>
    </style:style>
    <style:style style:name="Table8.A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B5"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A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B6"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C6" style:family="table-cell">
      <style:table-cell-properties style:vertical-align="middle" style:border-line-width="0.0208in 0.0104in 0.0104in" fo:padding="0in" fo:border="3pt double #c0c0c0" style:writing-mode="lr-tb"/>
    </style:style>
    <style:style style:name="Table8.A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B8"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C8" style:family="table-cell">
      <style:table-cell-properties style:vertical-align="middle" style:border-line-width="0.0208in 0.0104in 0.0104in" fo:padding="0in" fo:border="3pt double #c0c0c0" style:writing-mode="lr-tb"/>
    </style:style>
    <style:style style:name="Table8.A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B9" style:family="table-cell">
      <style:table-cell-properties style:vertical-align="middle" style:border-line-width-left="0.0208in 0.0104in 0.0104in" style:border-line-width-top="0.0208in 0.0104in 0.0104in" style:border-line-width-bottom="0.0208in 0.0104in 0.0104in" fo:padding="0in" fo:border-left="3pt double #c0c0c0" fo:border-right="none" fo:border-top="3pt double #c0c0c0" fo:border-bottom="3pt double #c0c0c0" style:writing-mode="lr-tb"/>
    </style:style>
    <style:style style:name="Table8.C9" style:family="table-cell">
      <style:table-cell-properties style:vertical-align="middle" style:border-line-width="0.0208in 0.0104in 0.0104in" fo:padding="0in" fo:border="3pt double #c0c0c0" style:writing-mode="lr-tb"/>
    </style:style>
    <style:style style:name="P1" style:family="paragraph" style:parent-style-name="Standard">
      <style:text-properties style:font-name="Arial" style:font-name-complex="Arial"/>
    </style:style>
    <style:style style:name="P2" style:family="paragraph" style:parent-style-name="Standard">
      <style:text-properties style:font-name="Arial" fo:font-size="12pt" style:font-size-asian="12pt" style:font-name-complex="Arial" style:font-size-complex="12pt"/>
    </style:style>
    <style:style style:name="P3" style:family="paragraph" style:parent-style-name="Standard">
      <style:paragraph-properties fo:line-height="100%"/>
      <style:text-properties style:font-name="Arial" fo:font-size="12pt" style:font-name-asian="Times New Roman" style:font-size-asian="12pt" style:font-name-complex="Arial" style:font-size-complex="12pt"/>
    </style:style>
    <style:style style:name="P4" style:family="paragraph" style:parent-style-name="Standard">
      <style:text-properties officeooo:rsid="001bdfb2" officeooo:paragraph-rsid="001bdfb2"/>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list-style-name="WW8Num10">
      <style:paragraph-properties fo:margin-top="0in" fo:margin-bottom="0in" loext:contextual-spacing="false" fo:line-height="100%"/>
      <style:text-properties style:font-name="Arial" fo:font-size="12pt" style:font-size-asian="12pt" style:font-name-complex="Arial" style:font-size-complex="12pt"/>
    </style:style>
    <style:style style:name="P9" style:family="paragraph" style:parent-style-name="Standard">
      <style:paragraph-properties fo:margin-top="0in" fo:margin-bottom="0in" loext:contextual-spacing="false" fo:line-height="100%"/>
      <style:text-properties style:font-name="Arial" fo:font-size="12pt" fo:font-weight="bold" style:font-name-asian="Times New Roman" style:font-size-asian="12pt" style:font-weight-asian="bold" style:font-name-complex="Arial" style:font-size-complex="12pt" style:font-weight-complex="bold"/>
    </style:style>
    <style:style style:name="P10" style:family="paragraph" style:parent-style-name="Standard">
      <style:paragraph-properties fo:margin-top="0in" fo:margin-bottom="0in" loext:contextual-spacing="false" fo:line-height="100%"/>
      <style:text-properties style:font-name-asian="Times New Roman" style:font-name-complex="Arial"/>
    </style:style>
    <style:style style:name="P11" style:family="paragraph" style:parent-style-name="Standard">
      <style:paragraph-properties fo:margin-top="0in" fo:margin-bottom="0in" loext:contextual-spacing="false" fo:line-height="100%"/>
      <style:text-properties officeooo:paragraph-rsid="001bdfb2" style:font-name-asian="Times New Roman" style:font-name-complex="Arial"/>
    </style:style>
    <style:style style:name="P12" style:family="paragraph" style:parent-style-name="Standard" style:list-style-name="WW8Num13">
      <style:paragraph-properties fo:margin-top="0in" fo:margin-bottom="0in" loext:contextual-spacing="false" fo:line-height="100%"/>
      <style:text-properties officeooo:paragraph-rsid="001d6d9e" style:font-name-asian="Times New Roman" style:font-name-complex="Arial" style:font-weight-complex="bold"/>
    </style:style>
    <style:style style:name="P13" style:family="paragraph" style:parent-style-name="Standard">
      <style:paragraph-properties fo:margin-top="0in" fo:margin-bottom="0in" loext:contextual-spacing="false" fo:line-height="100%"/>
      <style:text-properties officeooo:rsid="0017c826" officeooo:paragraph-rsid="0017c826" style:font-name-asian="Times New Roman" style:font-name-complex="Arial"/>
    </style:style>
    <style:style style:name="P14" style:family="paragraph" style:parent-style-name="Standard">
      <style:paragraph-properties fo:margin-top="0in" fo:margin-bottom="0in" loext:contextual-spacing="false" fo:line-height="100%"/>
      <style:text-properties officeooo:rsid="0017c826" officeooo:paragraph-rsid="001ad510" style:font-name-asian="Times New Roman" style:font-name-complex="Arial"/>
    </style:style>
    <style:style style:name="P15" style:family="paragraph" style:parent-style-name="Standard">
      <style:paragraph-properties fo:margin-top="0in" fo:margin-bottom="0in" loext:contextual-spacing="false" fo:line-height="100%"/>
      <style:text-properties officeooo:rsid="001a50df" officeooo:paragraph-rsid="001a50df" style:font-name-asian="Times New Roman" style:font-name-complex="Arial"/>
    </style:style>
    <style:style style:name="P16" style:family="paragraph" style:parent-style-name="Standard">
      <style:paragraph-properties fo:margin-top="0in" fo:margin-bottom="0in" loext:contextual-spacing="false" fo:line-height="100%"/>
      <style:text-properties officeooo:rsid="001a69a8" officeooo:paragraph-rsid="001a69a8" style:font-name-asian="Times New Roman" style:font-name-complex="Arial"/>
    </style:style>
    <style:style style:name="P17" style:family="paragraph" style:parent-style-name="Standard">
      <style:paragraph-properties fo:margin-top="0in" fo:margin-bottom="0in" loext:contextual-spacing="false" fo:line-height="100%"/>
      <style:text-properties officeooo:rsid="001ad510" officeooo:paragraph-rsid="001ad510" style:font-name-asian="Times New Roman" style:font-name-complex="Arial"/>
    </style:style>
    <style:style style:name="P18" style:family="paragraph" style:parent-style-name="Standard">
      <style:paragraph-properties fo:margin-top="0in" fo:margin-bottom="0in" loext:contextual-spacing="false" fo:line-height="100%"/>
      <style:text-properties officeooo:rsid="001bdfb2" officeooo:paragraph-rsid="001bdfb2" style:font-name-asian="Times New Roman" style:font-name-complex="Arial"/>
    </style:style>
    <style:style style:name="P19" style:family="paragraph" style:parent-style-name="Standard">
      <style:paragraph-properties fo:margin-top="0in" fo:margin-bottom="0in" loext:contextual-spacing="false" fo:line-height="100%"/>
      <style:text-properties officeooo:rsid="001d6d9e" officeooo:paragraph-rsid="001d6d9e" style:font-name-asian="Times New Roman" style:font-name-complex="Arial"/>
    </style:style>
    <style:style style:name="P20" style:family="paragraph" style:parent-style-name="Standard">
      <style:paragraph-properties fo:margin-top="0in" fo:margin-bottom="0in" loext:contextual-spacing="false" fo:line-height="100%"/>
      <style:text-properties officeooo:rsid="001e5683" officeooo:paragraph-rsid="001e5683" style:font-name-asian="Times New Roman" style:font-name-complex="Arial"/>
    </style:style>
    <style:style style:name="P21" style:family="paragraph" style:parent-style-name="Standard">
      <style:paragraph-properties fo:margin-top="0.1665in" fo:margin-bottom="0in" loext:contextual-spacing="false" fo:line-height="100%"/>
    </style:style>
    <style:style style:name="P22" style:family="paragraph" style:parent-style-name="Standard" style:list-style-name="WW8Num10">
      <style:paragraph-properties fo:margin-top="0.1665in" fo:margin-bottom="0in" loext:contextual-spacing="false" fo:line-height="100%"/>
      <style:text-properties style:font-name="Arial" fo:font-size="12pt" style:font-size-asian="12pt" style:font-name-complex="Arial" style:font-size-complex="12pt"/>
    </style:style>
    <style:style style:name="P23" style:family="paragraph" style:parent-style-name="Standard">
      <style:paragraph-properties fo:margin-left="-0.0102in" fo:margin-right="0in" fo:margin-top="0in" fo:margin-bottom="0in" loext:contextual-spacing="false" fo:line-height="100%" fo:text-indent="0.0102in" style:auto-text-indent="false"/>
    </style:style>
    <style:style style:name="P24" style:family="paragraph" style:parent-style-name="Standard">
      <style:paragraph-properties fo:margin-left="-0.0102in" fo:margin-right="0in" fo:margin-top="0in" fo:margin-bottom="0in" loext:contextual-spacing="false" fo:line-height="100%" fo:text-align="center" style:justify-single-word="false" fo:text-indent="0.0102in" style:auto-text-indent="false"/>
      <style:text-properties style:font-name="Arial" fo:font-size="12pt" fo:font-weight="bold" style:font-name-asian="Times New Roman" style:font-size-asian="12pt" style:font-weight-asian="bold" style:font-name-complex="Arial" style:font-size-complex="12pt" style:font-weight-complex="bold"/>
    </style:style>
    <style:style style:name="P25" style:family="paragraph" style:parent-style-name="Standard">
      <style:paragraph-properties fo:margin-left="-0.0102in" fo:margin-right="0in" fo:margin-top="0in" fo:margin-bottom="0in" loext:contextual-spacing="false" fo:line-height="100%" fo:text-align="center" style:justify-single-word="false" fo:text-indent="0.0102in" style:auto-text-indent="false"/>
      <style:text-properties style:font-name="Arial Bold" fo:font-size="12pt" fo:font-weight="bold" style:font-name-asian="Times New Roman" style:font-size-asian="12pt" style:font-weight-asian="bold" style:font-name-complex="Arial Bold" style:font-size-complex="12pt" style:font-weight-complex="bold"/>
    </style:style>
    <style:style style:name="P26" style:family="paragraph" style:parent-style-name="Standard">
      <style:paragraph-properties fo:margin-left="-0.0102in" fo:margin-right="0in" fo:margin-top="0in" fo:margin-bottom="0in" loext:contextual-spacing="false" fo:line-height="100%" fo:text-indent="0.0102in" style:auto-text-indent="false"/>
      <style:text-properties style:font-name-asian="Times New Roman" style:font-name-complex="Arial"/>
    </style:style>
    <style:style style:name="P27" style:family="paragraph" style:parent-style-name="Standard">
      <style:paragraph-properties fo:margin-left="-0.0102in" fo:margin-right="0in" fo:margin-top="0in" fo:margin-bottom="0in" loext:contextual-spacing="false" fo:line-height="100%" fo:text-indent="0.0102in" style:auto-text-indent="false" style:snap-to-layout-grid="false"/>
      <style:text-properties style:font-name-asian="Times New Roman" style:font-name-complex="Arial"/>
    </style:style>
    <style:style style:name="P28" style:family="paragraph" style:parent-style-name="Standard">
      <style:paragraph-properties fo:margin-left="-0.0102in" fo:margin-right="0in" fo:margin-top="0in" fo:margin-bottom="0in" loext:contextual-spacing="false" fo:line-height="100%" fo:text-indent="0.0102in" style:auto-text-indent="false"/>
      <style:text-properties fo:font-style="italic" fo:font-weight="bold" style:font-style-asian="italic" style:font-weight-asian="bold"/>
    </style:style>
    <style:style style:name="P29" style:family="paragraph" style:parent-style-name="Standard">
      <style:paragraph-properties fo:margin-left="-0.0102in" fo:margin-right="0in" fo:margin-top="0in" fo:margin-bottom="0in" loext:contextual-spacing="false" fo:line-height="100%" fo:text-indent="0.0102in" style:auto-text-indent="false" style:snap-to-layout-grid="false"/>
      <style:text-properties officeooo:rsid="001bdfb2" officeooo:paragraph-rsid="001bdfb2"/>
    </style:style>
    <style:style style:name="P30" style:family="paragraph" style:parent-style-name="Standard">
      <style:paragraph-properties fo:margin-left="0.25in" fo:margin-right="0in" fo:margin-top="0in" fo:margin-bottom="0in" loext:contextual-spacing="false" fo:line-height="100%" fo:text-indent="0in" style:auto-text-indent="false"/>
      <style:text-properties style:font-name-asian="Times New Roman" style:font-name-complex="Arial"/>
    </style:style>
    <style:style style:name="P31" style:family="paragraph" style:parent-style-name="Standard" style:list-style-name="WW8Num12">
      <style:paragraph-properties fo:margin-left="0.75in" fo:margin-right="0in" fo:margin-top="0in" fo:margin-bottom="0in" loext:contextual-spacing="false" fo:line-height="100%" fo:text-indent="-0.25in" style:auto-text-indent="false"/>
    </style:style>
    <style:style style:name="P32" style:family="paragraph" style:parent-style-name="Standard" style:list-style-name="WW8Num13">
      <style:paragraph-properties fo:margin-left="0.75in" fo:margin-right="0in" fo:margin-top="0in" fo:margin-bottom="0in" loext:contextual-spacing="false" fo:line-height="100%" fo:text-indent="-0.25in" style:auto-text-indent="false"/>
    </style:style>
    <style:style style:name="P33" style:family="paragraph" style:parent-style-name="Standard" style:list-style-name="WW8Num12">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34" style:family="paragraph" style:parent-style-name="Standard" style:list-style-name="WW8Num13">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35" style:family="paragraph" style:parent-style-name="Standard" style:list-style-name="WW8Num21">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36" style:family="paragraph" style:parent-style-name="Standard" style:list-style-name="WW8Num17">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37" style:family="paragraph" style:parent-style-name="Standard" style:list-style-name="WW8Num7">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38" style:family="paragraph" style:parent-style-name="Standard" style:list-style-name="WW8Num16">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39" style:family="paragraph" style:parent-style-name="Standard" style:list-style-name="WW8Num3">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0" style:family="paragraph" style:parent-style-name="Standard" style:list-style-name="WW8Num11">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1" style:family="paragraph" style:parent-style-name="Standard" style:list-style-name="WW8Num20">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2" style:family="paragraph" style:parent-style-name="Standard" style:list-style-name="WW8Num22">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3" style:family="paragraph" style:parent-style-name="Standard" style:list-style-name="WW8Num8">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4" style:family="paragraph" style:parent-style-name="Standard" style:list-style-name="WW8Num15">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5" style:family="paragraph" style:parent-style-name="Standard" style:list-style-name="WW8Num5">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6" style:family="paragraph" style:parent-style-name="Standard" style:list-style-name="WW8Num14">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7" style:family="paragraph" style:parent-style-name="Standard" style:list-style-name="WW8Num4">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8" style:family="paragraph" style:parent-style-name="Standard" style:list-style-name="WW8Num18">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49" style:family="paragraph" style:parent-style-name="Standard" style:list-style-name="WW8Num6">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50" style:family="paragraph" style:parent-style-name="Standard" style:list-style-name="WW8Num19">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51" style:family="paragraph" style:parent-style-name="Standard" style:list-style-name="WW8Num9">
      <style:paragraph-properties fo:margin-left="0.75in" fo:margin-right="0in" fo:margin-top="0in" fo:margin-bottom="0in" loext:contextual-spacing="false" fo:line-height="100%" fo:text-indent="-0.25in" style:auto-text-indent="false"/>
      <style:text-properties style:font-name-asian="Times New Roman" style:font-name-complex="Arial"/>
    </style:style>
    <style:style style:name="P52" style:family="paragraph" style:parent-style-name="Standard" style:list-style-name="WW8Num12">
      <style:paragraph-properties fo:margin-left="0.75in" fo:margin-right="0in" fo:margin-top="0in" fo:margin-bottom="0in" loext:contextual-spacing="false" fo:line-height="100%" fo:text-indent="-0.25in" style:auto-text-indent="false"/>
      <style:text-properties style:font-name-asian="Times New Roman" style:font-name-complex="Arial" style:font-weight-complex="bold"/>
    </style:style>
    <style:style style:name="P53" style:family="paragraph" style:parent-style-name="Standard" style:list-style-name="WW8Num13">
      <style:paragraph-properties fo:margin-left="0.75in" fo:margin-right="0in" fo:margin-top="0in" fo:margin-bottom="0in" loext:contextual-spacing="false" fo:line-height="100%" fo:text-indent="-0.25in" style:auto-text-indent="false"/>
      <style:text-properties style:font-name-asian="Times New Roman" style:font-name-complex="Arial" style:font-weight-complex="bold"/>
    </style:style>
    <style:style style:name="P54" style:family="paragraph" style:parent-style-name="Text_20_body">
      <style:text-properties officeooo:rsid="001bdfb2" officeooo:paragraph-rsid="001bdfb2"/>
    </style:style>
    <style:style style:name="P55" style:family="paragraph" style:parent-style-name="Heading_20_1" style:master-page-name="Standard">
      <style:paragraph-properties fo:margin-top="0.1945in" fo:margin-bottom="0.1945in" loext:contextual-spacing="false" style:page-number="auto"/>
    </style:style>
    <style:style style:name="P56" style:family="paragraph" style:parent-style-name="Heading_20_2">
      <style:paragraph-properties fo:margin-top="0.1945in" fo:margin-bottom="0in" loext:contextual-spacing="false"/>
      <style:text-properties fo:language="en" fo:country="US" style:language-asian="en" style:country-asian="US" style:font-name-complex="Arial"/>
    </style:style>
    <style:style style:name="P57" style:family="paragraph" style:parent-style-name="Heading_20_3">
      <style:text-properties officeooo:paragraph-rsid="001bdfb2"/>
    </style:style>
    <style:style style:name="P58" style:family="paragraph" style:parent-style-name="Normal_20__28_Web_29_">
      <style:paragraph-properties fo:text-align="center" style:justify-single-word="false"/>
    </style:style>
    <style:style style:name="P59" style:family="paragraph" style:parent-style-name="Normal_20__28_Web_29_">
      <style:paragraph-properties>
        <style:tab-stops>
          <style:tab-stop style:position="6.5835in" style:type="center"/>
        </style:tab-stops>
      </style:paragraph-properties>
      <style:text-properties style:font-name="Arial" style:font-name-complex="Arial"/>
    </style:style>
    <style:style style:name="P60" style:family="paragraph" style:parent-style-name="Normal_20__28_Web_29_">
      <style:text-properties style:font-name="Arial" fo:font-size="12pt" style:font-name-asian="Times New Roman" style:font-size-asian="12pt" style:font-name-complex="Arial" style:font-size-complex="12pt" style:font-weight-complex="bold"/>
    </style:style>
    <style:style style:name="P61" style:family="paragraph" style:parent-style-name="Normal_20__28_Web_29_" style:list-style-name="WW8Num2">
      <style:paragraph-properties fo:margin-top="0.1945in" fo:margin-bottom="0in" loext:contextual-spacing="false"/>
    </style:style>
    <style:style style:name="P62" style:family="paragraph" style:parent-style-name="Normal_20__28_Web_29_" style:list-style-name="WW8Num2">
      <style:paragraph-properties fo:margin-top="0in" fo:margin-bottom="0.1945in" loext:contextual-spacing="false"/>
    </style:style>
    <style:style style:name="P63" style:family="paragraph" style:parent-style-name="Footer">
      <style:paragraph-properties fo:margin-top="0in" fo:margin-bottom="0.139in" loext:contextual-spacing="false"/>
    </style:style>
    <style:style style:name="P64" style:family="paragraph" style:parent-style-name="Footer">
      <style:paragraph-properties fo:margin-top="0in" fo:margin-bottom="0.139in" loext:contextual-spacing="false" fo:text-align="center" style:justify-single-word="false"/>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name-asian="Times New Roman" style:font-weight-asian="bold" style:font-name-complex="Arial"/>
    </style:style>
    <style:style style:name="T4" style:family="text">
      <style:text-properties fo:font-weight="bold" style:font-name-asian="Times New Roman" style:font-weight-asian="bold" style:font-name-complex="Arial" style:font-weight-complex="bold"/>
    </style:style>
    <style:style style:name="T5" style:family="text">
      <style:text-properties style:font-name="Arial" fo:font-weight="bold" style:font-weight-asian="bold" style:font-name-complex="Arial"/>
    </style:style>
    <style:style style:name="T6" style:family="text">
      <style:text-properties style:font-name="Arial" style:font-name-complex="Arial"/>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style:font-name-asian="Times New Roman" style:font-size-asian="12pt" style:font-name-complex="Arial" style:font-size-complex="12pt"/>
    </style:style>
    <style:style style:name="T9" style:family="text">
      <style:text-properties style:font-name="Arial" fo:font-size="12pt" fo:font-weight="bold" style:font-name-asian="Times New Roman" style:font-size-asian="12pt" style:font-weight-asian="bold" style:font-name-complex="Arial" style:font-size-complex="12pt" style:font-weight-complex="bold"/>
    </style:style>
    <style:style style:name="T10" style:family="text">
      <style:text-properties style:text-position="super 58%"/>
    </style:style>
    <style:style style:name="T11" style:family="text">
      <style:text-properties fo:font-weight="normal" style:font-weight-asian="normal"/>
    </style:style>
    <style:style style:name="T12" style:family="text">
      <style:text-properties fo:font-style="italic" style:font-style-asian="italic"/>
    </style:style>
    <style:style style:name="T13" style:family="text">
      <style:text-properties fo:font-style="italic" style:font-style-asian="italic" style:font-name-complex="Arial"/>
    </style:style>
    <style:style style:name="T14" style:family="text">
      <style:text-properties fo:color="#000000" style:font-name="Arial" fo:font-size="12pt" style:font-size-asian="12pt" style:font-name-complex="Arial" style:font-size-complex="12pt"/>
    </style:style>
    <style:style style:name="T15" style:family="text">
      <style:text-properties fo:font-size="12pt" fo:font-weight="bold" style:font-size-asian="12pt" style:font-weight-asian="bold" style:font-size-complex="12pt"/>
    </style:style>
    <style:style style:name="T16" style:family="text">
      <style:text-properties fo:color="#ff0000" style:font-name="Arial" fo:font-size="12pt" style:font-size-asian="12pt" style:font-name-complex="Arial" style:font-size-complex="12pt"/>
    </style:style>
    <style:style style:name="T17" style:family="text">
      <style:text-properties style:font-name-asian="Times New Roman" style:font-name-complex="Arial"/>
    </style:style>
    <style:style style:name="T18" style:family="text">
      <style:text-properties style:font-name-asian="Times New Roman" style:font-name-complex="Arial" style:font-weight-complex="bold"/>
    </style:style>
    <style:style style:name="T19" style:family="text">
      <style:text-properties fo:color="#0000ff" style:text-underline-style="solid" style:text-underline-width="auto" style:text-underline-color="font-color" style:font-name-asian="Times New Roman" style:font-name-complex="Arial"/>
    </style:style>
    <style:style style:name="T20" style:family="text">
      <style:text-properties officeooo:rsid="001ad510"/>
    </style:style>
    <style:style style:name="T21" style:family="text">
      <style:text-properties officeooo:rsid="001bdfb2"/>
    </style:style>
    <style:style style:name="T22" style:family="text">
      <style:text-properties officeooo:rsid="001d6d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span text:style-name="T1">uPortal Accessibility Conformance Report</text:span></text:h>
      <text:p text:style-name="P58"><text:span text:style-name="T5">VPAT</text:span><text:span text:style-name="T10">®</text:span><text:span text:style-name="T5"> Version 2.0 – October 2017</text:span></text:p>
      <text:h text:style-name="Heading_20_2" text:outline-level="2">Name of Product/Version: uPortal 5.0</text:h>
      <text:h text:style-name="Heading_20_2" text:outline-level="2">Product Description: Open source enterprise portal by and for higher education</text:h>
      <text:h text:style-name="Heading_20_2" text:outline-level="2">Date: 2017-11-14</text:h>
      <text:h text:style-name="Heading_20_2" text:outline-level="2">Contact information: <text:a xlink:type="simple" xlink:href="mailto:support@apereo.org" text:style-name="Internet_20_link" text:visited-style-name="Visited_20_Internet_20_Link"><text:span text:style-name="Internet_20_link">support@apereo.org</text:span></text:a></text:h>
      <text:h text:style-name="Heading_20_2" text:outline-level="2">Applicable Standards/Guidelines</text:h>
      <text:p text:style-name="Standard">This report covers the degree of conformance for the following accessibility standard/guidelines:</text:p>
      <table:table table:name="Table1" table:style-name="Table1">
        <table:table-column table:style-name="Table1.A"/>
        <table:table-column table:style-name="Table1.B"/>
        <table:table-row table:style-name="Table1.1">
          <table:table-cell table:style-name="Table1.A1" office:value-type="string">
            <text:h text:style-name="P56" text:outline-level="2">Standard/Guideline</text:h>
          </table:table-cell>
          <table:table-cell table:style-name="Table1.B1" office:value-type="string">
            <text:h text:style-name="P56" text:outline-level="2">Included In Report</text:h>
          </table:table-cell>
        </table:table-row>
        <table:table-row table:style-name="Table1.1">
          <table:table-cell table:style-name="Table1.A2" office:value-type="string">
            <text:p text:style-name="P5">Web Content Accessibility Guidelines 2.0, at <text:a xlink:type="simple" xlink:href="http://www.w3.org/TR/2008/REC-WCAG20-20081211/" text:style-name="Internet_20_link" text:visited-style-name="Visited_20_Internet_20_Link"><text:span text:style-name="Internet_20_link"><text:span text:style-name="T13">http://www.w3.org/TR/2008/REC-WCAG20-20081211/</text:span></text:span></text:a></text:p>
          </table:table-cell>
          <table:table-cell table:style-name="Table1.B2" office:value-type="string">
            <text:p text:style-name="P6">Level A (Yes)</text:p>
            <text:p text:style-name="P6">Level AA (Yes)</text:p>
            <text:p text:style-name="P6">Level AAA (No)</text:p>
          </table:table-cell>
        </table:table-row>
        <table:table-row table:style-name="Table1.1">
          <table:table-cell table:style-name="Table1.A3" office:value-type="string">
            <text:p text:style-name="P5">Section 508 as published in 2017, at <text:a xlink:type="simple" xlink:href="http://www.section508.gov/" text:style-name="Internet_20_link" text:visited-style-name="Visited_20_Internet_20_Link"><text:span text:style-name="Internet_20_link"><text:span text:style-name="T13">http://www.Section508.gov</text:span></text:span></text:a></text:p>
          </table:table-cell>
          <table:table-cell table:style-name="Table1.B3" office:value-type="string">
            <text:p text:style-name="P6">(Yes)</text:p>
          </table:table-cell>
        </table:table-row>
      </table:table>
      <text:h text:style-name="Heading_20_2" text:outline-level="2">Terms</text:h>
      <text:p text:style-name="P59">The terms used in the Conformance Level information are defined as follows:</text:p>
      <text:list xml:id="list6710372823057732798" text:style-name="WW8Num2">
        <text:list-item>
          <text:p text:style-name="P61"><text:span text:style-name="T5">Supports</text:span><text:span text:style-name="T6">: The functionality of the product has at least one method that meets the criterion without known defects or meets with equivalent facilitation.</text:span></text:p>
        </text:list-item>
        <text:list-item>
          <text:p text:style-name="P62"><text:span text:style-name="T5">Supports with Exceptions</text:span><text:span text:style-name="T6">: Some functionality of the product does not meet the criterion.</text:span></text:p>
        </text:list-item>
        <text:list-item>
          <text:p text:style-name="P62"><text:soft-page-break/><text:span text:style-name="T5">Does Not Support</text:span><text:span text:style-name="T6">: The majority of product functionality does not meet the criterion.</text:span></text:p>
        </text:list-item>
        <text:list-item>
          <text:p text:style-name="P62"><text:span text:style-name="T5">Not Applicable</text:span><text:span text:style-name="T6">: The criterion is not relevant to the product.</text:span></text:p>
        </text:list-item>
        <text:list-item>
          <text:p text:style-name="P62"><text:span text:style-name="T5">Not Evaluated</text:span><text:span text:style-name="T6">: The product has not been evaluated against the criterion. This can be used only in WCAG 2.0 Level AAA.</text:span></text:p>
        </text:list-item>
      </text:list>
      <text:p text:style-name="P1"/>
      <text:h text:style-name="Heading_20_2" text:outline-level="2">WCAG 2.0 Report</text:h>
      <text:p text:style-name="P2">Tables 1 and 2 also document conformance with: </text:p>
      <text:list xml:id="list9001565328959222746" text:style-name="WW8Num10">
        <text:list-item>
          <text:p text:style-name="P22">EN 301 549: <text:s/>Chapter 9 - Web, Chapter 10 - Non-Web documents, Section 11.2.1- Non-Web Software (excluding closed functionality), and Section 11.2.2 - Non-Web Software (closed functionality).</text:p>
        </text:list-item>
        <text:list-item>
          <text:p text:style-name="P8">Revised Section 508: Chapter 5 – 501.1 Scope, 504.2 Content Creation or Editing, and Chapter 6 – 602.3 Electronic Support Documentation.</text:p>
        </text:list-item>
      </text:list>
      <text:p text:style-name="P21"><text:span text:style-name="T14">Note: When reporting on conformance with the WCAG 2.0 Success Criteria, they are scoped for full pages, complete processes, and accessibility-supported ways of using technology as documented in the</text:span><text:span text:style-name="T16"> </text:span><text:a xlink:type="simple" xlink:href="https://www.w3.org/TR/WCAG20/#conformance-reqs" text:style-name="Internet_20_link" text:visited-style-name="Visited_20_Internet_20_Link"><text:span text:style-name="Internet_20_link"><text:span text:style-name="T7">WCAG 2.0 Conformance Requirements</text:span></text:span></text:a><text:span text:style-name="T7">.</text:span></text:p>
      <text:p text:style-name="P3"/>
      <text:h text:style-name="Heading_20_3" text:outline-level="3">Table 1: Success Criteria, Level A</text:h>
      <text:p text:style-name="Standard">Note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Criteria</text:p>
            </table:table-cell>
            <table:table-cell table:style-name="Table2.A1" office:value-type="string">
              <text:p text:style-name="P24">Conformance Level </text:p>
            </table:table-cell>
            <table:table-cell table:style-name="Table2.C1" office:value-type="string">
              <text:p text:style-name="P24">Remarks and Explanations</text:p>
            </table:table-cell>
          </table:table-row>
        </table:table-header-rows>
        <table:table-row table:style-name="Table2.2">
          <table:table-cell table:style-name="Table2.A2" office:value-type="string">
            <text:p text:style-name="P7"><text:a xlink:type="simple" xlink:href="http://www.w3.org/TR/WCAG20/#text-equiv-all" text:style-name="Internet_20_link" text:visited-style-name="Visited_20_Internet_20_Link"><text:span text:style-name="Internet_20_link"><text:span text:style-name="T4">1.1.1 </text:span></text:span></text:a><text:a xlink:type="simple" xlink:href="http://www.w3.org/TR/WCAG20/#text-equiv-all" text:style-name="Internet_20_link" text:visited-style-name="Visited_20_Internet_20_Link"><text:span text:style-name="Internet_20_link"><text:span text:style-name="T3">Non-text Content</text:span></text:span></text:a> (Level A)</text:p>
            <text:p text:style-name="P30">Also applies to:</text:p>
            <text:p text:style-name="P30">EN 301 549 Criteria</text:p>
            <text:list xml:id="list4327763186759575195" text:style-name="WW8Num12">
              <text:list-item>
                <text:p text:style-name="P33">9.2.1 (Web)</text:p>
              </text:list-item>
              <text:list-item>
                <text:p text:style-name="P33">10.2.1 (non-web document)</text:p>
              </text:list-item>
              <text:list-item>
                <text:p text:style-name="P33">11.2.1.1 (Software)</text:p>
              </text:list-item>
              <text:list-item>
                <text:p text:style-name="P33">11.2.2.1 (Closed Functionality Software)</text:p>
              </text:list-item>
              <text:list-item>
                <text:p text:style-name="P31">11.6.2 (Authoring Tool)</text:p>
              </text:list-item>
              <text:list-item>
                <text:p text:style-name="P31">12.1.2 (Product Docs)</text:p>
              </text:list-item>
              <text:list-item>
                <text:p text:style-name="P31">12.2.4 (Support Docs)</text:p>
              </text:list-item>
            </text:list>
            <text:p text:style-name="P30">2017 Section 508</text:p>
            <text:list xml:id="list143019136882067" text:continue-numbering="true" text:style-name="WW8Num12">
              <text:list-item>
                <text:p text:style-name="P33">501 (Web)(Software)</text:p>
              </text:list-item>
              <text:list-item>
                <text:p text:style-name="P52">504.2 (Authoring Tool)</text:p>
              </text:list-item>
              <text:list-item>
                <text:p text:style-name="P52"><text:soft-page-break/>602.3 (Support Docs)</text:p>
              </text:list-item>
            </text:list>
          </table:table-cell>
          <table:table-cell table:style-name="Table2.B2" office:value-type="string">
            <text:p text:style-name="P10">Supports</text:p>
          </table:table-cell>
          <table:table-cell table:style-name="Table2.C2" office:value-type="string">
            <text:p text:style-name="P13">The portal provides all content in a textual form or with a textual alternative</text:p>
          </table:table-cell>
        </table:table-row>
        <table:table-row table:style-name="Table2.2">
          <table:table-cell table:style-name="Table2.A3" office:value-type="string">
            <text:p text:style-name="P7"><text:a xlink:type="simple" xlink:href="http://www.w3.org/TR/WCAG20/#media-equiv-av-only-alt" text:style-name="Internet_20_link" text:visited-style-name="Visited_20_Internet_20_Link"><text:span text:style-name="Internet_20_link"><text:span text:style-name="T3">1.2.1 Audio-only and Video-only (Prerecorded)</text:span></text:span></text:a> (Level A)</text:p>
            <text:p text:style-name="P30">Also applies to:</text:p>
            <text:p text:style-name="P30">EN 301 549 Criteria</text:p>
            <text:list xml:id="list4347879865220845360" text:style-name="WW8Num13">
              <text:list-item>
                <text:p text:style-name="P34">9.2.2 (Web)</text:p>
              </text:list-item>
              <text:list-item>
                <text:p text:style-name="P34">10.2.2 (non-web document)</text:p>
              </text:list-item>
              <text:list-item>
                <text:p text:style-name="P34">11.2.1.2 (Software)</text:p>
              </text:list-item>
              <text:list-item>
                <text:p text:style-name="P34">11.2.2.2.1 and 11.2.2.2.2 (Closed Software)</text:p>
              </text:list-item>
            </text:list>
            <text:list xml:id="list143019649756044" text:continue-list="list143019136882067" text:style-name="WW8Num12">
              <text:list-item>
                <text:p text:style-name="P31">11.6.2 (Authoring Tool)</text:p>
              </text:list-item>
              <text:list-item>
                <text:p text:style-name="P31">12.1.2 (Product Docs)</text:p>
              </text:list-item>
            </text:list>
            <text:list xml:id="list143019053440238" text:continue-list="list4347879865220845360" text:style-name="WW8Num13">
              <text:list-item>
                <text:p text:style-name="P32">12.2.4 (Support Docs)</text:p>
              </text:list-item>
            </text:list>
            <text:p text:style-name="P30">2017 Section 508</text:p>
            <text:list xml:id="list143020062068008" text:continue-list="list143019649756044" text:style-name="WW8Num12">
              <text:list-item>
                <text:p text:style-name="P33">501 (Web)(Software)</text:p>
              </text:list-item>
              <text:list-item>
                <text:p text:style-name="P52">504.2 (Authoring Tool)</text:p>
              </text:list-item>
            </text:list>
            <text:list xml:id="list143019079676650" text:continue-list="list143019053440238" text:style-name="WW8Num13">
              <text:list-item>
                <text:p text:style-name="P53">602.3 (Support Docs)</text:p>
              </text:list-item>
            </text:list>
          </table:table-cell>
          <table:table-cell table:style-name="Table2.B3" office:value-type="string">
            <text:p text:style-name="P10">Not Applicable</text:p>
          </table:table-cell>
          <table:table-cell table:style-name="Table2.C3" office:value-type="string">
            <text:p text:style-name="P19">The portal does not have per-recorded content by default.</text:p>
          </table:table-cell>
        </table:table-row>
        <table:table-row table:style-name="Table2.2">
          <table:table-cell table:style-name="Table2.A4" office:value-type="string">
            <text:p text:style-name="P7"><text:a xlink:type="simple" xlink:href="http://www.w3.org/TR/WCAG20/#media-equiv-captions" text:style-name="Internet_20_link" text:visited-style-name="Visited_20_Internet_20_Link"><text:span text:style-name="Internet_20_link"><text:span text:style-name="T3">1.2.2 Captions (Prerecorded)</text:span></text:span></text:a> (Level A)</text:p>
            <text:p text:style-name="P30">Also applies to:</text:p>
            <text:p text:style-name="P30">EN 301 549 Criteria</text:p>
            <text:list xml:id="list143018492684729" text:continue-numbering="true" text:style-name="WW8Num13">
              <text:list-item>
                <text:p text:style-name="P34">9.2.3 (Web)</text:p>
              </text:list-item>
              <text:list-item>
                <text:p text:style-name="P34">10.2.3 (non-web document)</text:p>
              </text:list-item>
              <text:list-item>
                <text:p text:style-name="P34">11.2.1.3 (Software)</text:p>
              </text:list-item>
              <text:list-item>
                <text:p text:style-name="P34">11.2.2.3 (Closed Software) – Does not apply</text:p>
              </text:list-item>
            </text:list>
            <text:list xml:id="list143018491716748" text:continue-list="list143020062068008" text:style-name="WW8Num12">
              <text:list-item>
                <text:p text:style-name="P31">11.6.2 (Authoring Tool)</text:p>
              </text:list-item>
              <text:list-item>
                <text:p text:style-name="P31">12.1.2 (Product Docs)</text:p>
              </text:list-item>
            </text:list>
            <text:list xml:id="list143019096997873" text:continue-list="list143018492684729" text:style-name="WW8Num13">
              <text:list-item>
                <text:p text:style-name="P32">12.2.4 (Support Docs)</text:p>
              </text:list-item>
            </text:list>
            <text:p text:style-name="P30">2017 Section 508</text:p>
            <text:list xml:id="list143020204647163" text:continue-list="list143018491716748" text:style-name="WW8Num12">
              <text:list-item>
                <text:p text:style-name="P33">501 (Web)(Software) </text:p>
              </text:list-item>
              <text:list-item>
                <text:p text:style-name="P52">504.2 (Authoring Tool)</text:p>
              </text:list-item>
            </text:list>
            <text:list xml:id="list143018952101155" text:continue-list="list143019096997873" text:style-name="WW8Num13">
              <text:list-item>
                <text:p text:style-name="P53">602.3 (Support Docs)</text:p>
              </text:list-item>
            </text:list>
          </table:table-cell>
          <table:table-cell table:style-name="Table2.B4" office:value-type="string">
            <text:p text:style-name="P10">Not Applicable</text:p>
          </table:table-cell>
          <table:table-cell table:style-name="Table2.C4" office:value-type="string">
            <text:p text:style-name="P19">The portal does not have per-recorded content by default.</text:p>
          </table:table-cell>
        </table:table-row>
        <table:table-row table:style-name="Table2.2">
          <table:table-cell table:style-name="Table2.A5" office:value-type="string">
            <text:p text:style-name="P7"><text:a xlink:type="simple" xlink:href="http://www.w3.org/TR/WCAG20/#media-equiv-audio-desc" text:style-name="Internet_20_link" text:visited-style-name="Visited_20_Internet_20_Link"><text:span text:style-name="Internet_20_link"><text:span text:style-name="T3">1.2.3 Audio Description or Media Alternative (Prerecorded)</text:span></text:span></text:a> (Level A)</text:p>
            <text:p text:style-name="P30">Also applies to:</text:p>
            <text:p text:style-name="P30">EN 301 549 Criteria</text:p>
            <text:list xml:id="list143018198145755" text:continue-numbering="true" text:style-name="WW8Num13">
              <text:list-item>
                <text:p text:style-name="P34">9.2.4 (Web)</text:p>
              </text:list-item>
              <text:list-item>
                <text:p text:style-name="P34">10.2.4 (non-web document)</text:p>
              </text:list-item>
              <text:list-item>
                <text:p text:style-name="P34">11.2.1.4 (Software)</text:p>
              </text:list-item>
              <text:list-item>
                <text:p text:style-name="P34">11.2.2.4 (Closed Software)</text:p>
              </text:list-item>
            </text:list>
            <text:list xml:id="list143019459295365" text:continue-list="list143020204647163" text:style-name="WW8Num12">
              <text:list-item>
                <text:p text:style-name="P31">11.6.2 (Authoring Tool)</text:p>
              </text:list-item>
              <text:list-item>
                <text:p text:style-name="P31">12.1.2 (Product Docs)</text:p>
              </text:list-item>
            </text:list>
            <text:list xml:id="list143019743160963" text:continue-list="list143018198145755" text:style-name="WW8Num13">
              <text:list-item>
                <text:p text:style-name="P32"><text:soft-page-break/>12.2.4 (Support Docs)</text:p>
              </text:list-item>
            </text:list>
            <text:p text:style-name="P30">2017 Section 508</text:p>
            <text:list xml:id="list143018275194259" text:continue-list="list143019459295365" text:style-name="WW8Num12">
              <text:list-item>
                <text:p text:style-name="P33">501 (Web)(Software) </text:p>
              </text:list-item>
              <text:list-item>
                <text:p text:style-name="P52">504.2 (Authoring Tool)</text:p>
              </text:list-item>
            </text:list>
            <text:list xml:id="list143019945360552" text:continue-list="list143019743160963" text:style-name="WW8Num13">
              <text:list-item>
                <text:p text:style-name="P12">602.3 (Support Docs)<text:span text:style-name="T22">The portal does not have per-recorded content by default.</text:span></text:p>
              </text:list-item>
            </text:list>
          </table:table-cell>
          <table:table-cell table:style-name="Table2.B5" office:value-type="string">
            <text:p text:style-name="P10">Not Applicable</text:p>
          </table:table-cell>
          <table:table-cell table:style-name="Table2.C5" office:value-type="string">
            <text:p text:style-name="P19">The portal does not have per-recorded content by default.</text:p>
          </table:table-cell>
        </table:table-row>
        <table:table-row table:style-name="Table2.2">
          <table:table-cell table:style-name="Table2.A6" office:value-type="string">
            <text:p text:style-name="P7"><text:a xlink:type="simple" xlink:href="http://www.w3.org/TR/WCAG20/#content-structure-separation-programmatic" text:style-name="Internet_20_link" text:visited-style-name="Visited_20_Internet_20_Link"><text:span text:style-name="Internet_20_link"><text:span text:style-name="T3">1.3.1 Info and Relationships</text:span></text:span></text:a> (Level A)</text:p>
            <text:p text:style-name="P30">Also applies to:</text:p>
            <text:p text:style-name="P30">EN 301 549 Criteria</text:p>
            <text:list xml:id="list143019301023998" text:continue-numbering="true" text:style-name="WW8Num13">
              <text:list-item>
                <text:p text:style-name="P34">9.2.7 (Web)</text:p>
              </text:list-item>
              <text:list-item>
                <text:p text:style-name="P34">10.2.7 (non-web document)</text:p>
              </text:list-item>
              <text:list-item>
                <text:p text:style-name="P34">11.2.1.7 (Software)</text:p>
              </text:list-item>
              <text:list-item>
                <text:p text:style-name="P34">11.2.2.7 (Closed Software) – Does not apply</text:p>
              </text:list-item>
            </text:list>
            <text:list xml:id="list143019555050211" text:continue-list="list143018275194259" text:style-name="WW8Num12">
              <text:list-item>
                <text:p text:style-name="P31">11.6.2 (Authoring Tool)</text:p>
              </text:list-item>
              <text:list-item>
                <text:p text:style-name="P31">12.1.2 (Product Docs)</text:p>
              </text:list-item>
            </text:list>
            <text:list xml:id="list143019368319981" text:continue-list="list143019301023998" text:style-name="WW8Num13">
              <text:list-item>
                <text:p text:style-name="P32">12.2.4 (Support Docs)</text:p>
              </text:list-item>
            </text:list>
            <text:p text:style-name="P30">2017 Section 508</text:p>
            <text:list xml:id="list143019205598657" text:continue-list="list143019555050211" text:style-name="WW8Num12">
              <text:list-item>
                <text:p text:style-name="P33">501 (Web)(Software)</text:p>
              </text:list-item>
              <text:list-item>
                <text:p text:style-name="P52">504.2 (Authoring Tool)</text:p>
              </text:list-item>
            </text:list>
            <text:list xml:id="list143019478823721" text:continue-list="list143019368319981" text:style-name="WW8Num13">
              <text:list-item>
                <text:p text:style-name="P53">602.3 (Support Docs)</text:p>
              </text:list-item>
            </text:list>
          </table:table-cell>
          <table:table-cell table:style-name="Table2.B6" office:value-type="string">
            <text:p text:style-name="P15">Supports</text:p>
          </table:table-cell>
          <table:table-cell table:style-name="Table2.C6" office:value-type="string">
            <text:p text:style-name="P19">The portal leverages semantic HTML 5 wherever possible, and applies WIA ARIA where it is not.</text:p>
          </table:table-cell>
        </table:table-row>
        <table:table-row table:style-name="Table2.2">
          <table:table-cell table:style-name="Table2.A7" office:value-type="string">
            <text:p text:style-name="P7"><text:a xlink:type="simple" xlink:href="http://www.w3.org/TR/WCAG20/#content-structure-separation-sequence" text:style-name="Internet_20_link" text:visited-style-name="Visited_20_Internet_20_Link"><text:span text:style-name="Internet_20_link"><text:span text:style-name="T3">1.3.2 Meaningful Sequence</text:span></text:span></text:a> (Level A)</text:p>
            <text:p text:style-name="P30">Also applies to:</text:p>
            <text:p text:style-name="P30">EN 301 549 Criteria</text:p>
            <text:list xml:id="list143019273591253" text:continue-numbering="true" text:style-name="WW8Num13">
              <text:list-item>
                <text:p text:style-name="P34">9.2.8 (Web)</text:p>
              </text:list-item>
              <text:list-item>
                <text:p text:style-name="P34">10.2.8 (non-web document)</text:p>
              </text:list-item>
              <text:list-item>
                <text:p text:style-name="P34">11.2.1.8 (Software)</text:p>
              </text:list-item>
              <text:list-item>
                <text:p text:style-name="P34">11.2.2.8 (Closed Software) – Does not apply</text:p>
              </text:list-item>
            </text:list>
            <text:list xml:id="list143019091632738" text:continue-list="list143019205598657" text:style-name="WW8Num12">
              <text:list-item>
                <text:p text:style-name="P31">11.6.2 (Authoring Tool)</text:p>
              </text:list-item>
              <text:list-item>
                <text:p text:style-name="P31">12.1.2 (Product Docs)</text:p>
              </text:list-item>
            </text:list>
            <text:list xml:id="list143019820611160" text:continue-list="list143019273591253" text:style-name="WW8Num13">
              <text:list-item>
                <text:p text:style-name="P32">12.2.4 (Support Docs)</text:p>
              </text:list-item>
            </text:list>
            <text:p text:style-name="P30">2017 Section 508</text:p>
            <text:list xml:id="list143019869299711" text:continue-list="list143019091632738" text:style-name="WW8Num12">
              <text:list-item>
                <text:p text:style-name="P33">501 (Web)(Software)</text:p>
              </text:list-item>
              <text:list-item>
                <text:p text:style-name="P52">504.2 (Authoring Tool)</text:p>
              </text:list-item>
            </text:list>
            <text:list xml:id="list143019486888887" text:continue-list="list143019820611160" text:style-name="WW8Num13">
              <text:list-item>
                <text:p text:style-name="P53">602.3 (Support Docs)</text:p>
              </text:list-item>
            </text:list>
          </table:table-cell>
          <table:table-cell table:style-name="Table2.B7" office:value-type="string">
            <text:p text:style-name="P15">Supports</text:p>
          </table:table-cell>
          <table:table-cell table:style-name="Table2.C7" office:value-type="string">
            <text:p text:style-name="P19"/>
          </table:table-cell>
        </table:table-row>
        <table:table-row table:style-name="Table2.2">
          <table:table-cell table:style-name="Table2.A8" office:value-type="string">
            <text:p text:style-name="P7"><text:a xlink:type="simple" xlink:href="http://www.w3.org/TR/WCAG20/#content-structure-separation-understanding" text:style-name="Internet_20_link" text:visited-style-name="Visited_20_Internet_20_Link"><text:span text:style-name="Internet_20_link"><text:span text:style-name="T3">1.3.3 Sensory Characteristics</text:span></text:span></text:a><text:span text:style-name="T3"> </text:span><text:s/>(Level A)</text:p>
            <text:p text:style-name="P30">Also applies to:</text:p>
            <text:p text:style-name="P30">EN 301 549 Criteria</text:p>
            <text:list xml:id="list143018521299674" text:continue-numbering="true" text:style-name="WW8Num13">
              <text:list-item>
                <text:p text:style-name="P34">9.2.9 (Web)</text:p>
              </text:list-item>
              <text:list-item>
                <text:p text:style-name="P34"><text:soft-page-break/>10.2.9 (non-web document)</text:p>
              </text:list-item>
              <text:list-item>
                <text:p text:style-name="P34">11.2.1.9 (Software)</text:p>
              </text:list-item>
              <text:list-item>
                <text:p text:style-name="P34">11.2.2.9 (Closed Software) – Does not apply</text:p>
              </text:list-item>
            </text:list>
            <text:list xml:id="list143018461584711" text:continue-list="list143019869299711" text:style-name="WW8Num12">
              <text:list-item>
                <text:p text:style-name="P31">11.6.2 (Authoring Tool)</text:p>
              </text:list-item>
              <text:list-item>
                <text:p text:style-name="P31">12.1.2 (Product Docs)</text:p>
              </text:list-item>
            </text:list>
            <text:list xml:id="list143018480835001" text:continue-list="list143018521299674" text:style-name="WW8Num13">
              <text:list-item>
                <text:p text:style-name="P32">12.2.4 (Support Docs)</text:p>
              </text:list-item>
            </text:list>
            <text:p text:style-name="P30">2017 Section 508</text:p>
            <text:list xml:id="list143018757437299" text:continue-list="list143018461584711" text:style-name="WW8Num12">
              <text:list-item>
                <text:p text:style-name="P33">501 (Web)(Software)</text:p>
              </text:list-item>
              <text:list-item>
                <text:p text:style-name="P52">504.2 (Authoring Tool)</text:p>
              </text:list-item>
            </text:list>
            <text:list xml:id="list143018992805972" text:continue-list="list143018480835001" text:style-name="WW8Num13">
              <text:list-item>
                <text:p text:style-name="P53">602.3 (Support Docs)</text:p>
              </text:list-item>
            </text:list>
          </table:table-cell>
          <table:table-cell table:style-name="Table2.B8" office:value-type="string">
            <text:p text:style-name="P15">Supports</text:p>
          </table:table-cell>
          <table:table-cell table:style-name="Table2.C8" office:value-type="string">
            <text:p text:style-name="P19">The portal provides all content in a textual format, or with a textual alternative.</text:p>
          </table:table-cell>
        </table:table-row>
        <table:table-row table:style-name="Table2.2">
          <table:table-cell table:style-name="Table2.A9" office:value-type="string">
            <text:p text:style-name="P7"><text:a xlink:type="simple" xlink:href="http://www.w3.org/TR/WCAG20/#visual-audio-contrast-without-color" text:style-name="Internet_20_link" text:visited-style-name="Visited_20_Internet_20_Link"><text:span text:style-name="Internet_20_link"><text:span text:style-name="T3">1.4.1 Use of Color</text:span></text:span></text:a> (Level A)</text:p>
            <text:p text:style-name="P30">Also applies to:</text:p>
            <text:p text:style-name="P30">EN 301 549 Criteria</text:p>
            <text:list xml:id="list143019542753114" text:continue-numbering="true" text:style-name="WW8Num13">
              <text:list-item>
                <text:p text:style-name="P34">9.2.10 (Web)</text:p>
              </text:list-item>
              <text:list-item>
                <text:p text:style-name="P34">10.2.10 (non-web document)</text:p>
              </text:list-item>
              <text:list-item>
                <text:p text:style-name="P34">11.2.1.10 (Software)</text:p>
              </text:list-item>
              <text:list-item>
                <text:p text:style-name="P34">11.2.2.10 (Closed Software) – Does not apply</text:p>
              </text:list-item>
            </text:list>
            <text:list xml:id="list143018150880213" text:continue-list="list143018757437299" text:style-name="WW8Num12">
              <text:list-item>
                <text:p text:style-name="P31">11.6.2 (Authoring Tool)</text:p>
              </text:list-item>
              <text:list-item>
                <text:p text:style-name="P31">12.1.2 (Product Docs)</text:p>
              </text:list-item>
            </text:list>
            <text:list xml:id="list143019762315198" text:continue-list="list143019542753114" text:style-name="WW8Num13">
              <text:list-item>
                <text:p text:style-name="P32">12.2.4 (Support Docs)</text:p>
              </text:list-item>
            </text:list>
            <text:p text:style-name="P30">2017 Section 508</text:p>
            <text:list xml:id="list143018681622593" text:continue-list="list143018150880213" text:style-name="WW8Num12">
              <text:list-item>
                <text:p text:style-name="P33">501 (Web)(Software)</text:p>
              </text:list-item>
              <text:list-item>
                <text:p text:style-name="P52">504.2 (Authoring Tool)</text:p>
              </text:list-item>
            </text:list>
            <text:list xml:id="list143019416469295" text:continue-list="list143019762315198" text:style-name="WW8Num13">
              <text:list-item>
                <text:p text:style-name="P53">602.3 (Support Docs)</text:p>
              </text:list-item>
            </text:list>
          </table:table-cell>
          <table:table-cell table:style-name="Table2.B9" office:value-type="string">
            <text:p text:style-name="P10">Supports</text:p>
          </table:table-cell>
          <table:table-cell table:style-name="Table2.C9" office:value-type="string">
            <text:p text:style-name="P19">The portal provides all content in a textual format, or with a textual alternative.</text:p>
          </table:table-cell>
        </table:table-row>
        <table:table-row table:style-name="Table2.2">
          <table:table-cell table:style-name="Table2.A10" office:value-type="string">
            <text:p text:style-name="P7"><text:a xlink:type="simple" xlink:href="http://www.w3.org/TR/WCAG20/#visual-audio-contrast-dis-audio" text:style-name="Internet_20_link" text:visited-style-name="Visited_20_Internet_20_Link"><text:span text:style-name="Internet_20_link"><text:span text:style-name="T3">1.4.2 Audio Control</text:span></text:span></text:a> (Level A)</text:p>
            <text:p text:style-name="P30">Also applies to:</text:p>
            <text:p text:style-name="P30">EN 301 549 Criteria</text:p>
            <text:list xml:id="list143019767202352" text:continue-numbering="true" text:style-name="WW8Num13">
              <text:list-item>
                <text:p text:style-name="P34">9.2.11 (Web)</text:p>
              </text:list-item>
              <text:list-item>
                <text:p text:style-name="P34">10.2.11 (non-web document)</text:p>
              </text:list-item>
              <text:list-item>
                <text:p text:style-name="P34">11.2.1.11 (Software)</text:p>
              </text:list-item>
              <text:list-item>
                <text:p text:style-name="P34">11.2.2.11 (Closed Software) – Does not apply</text:p>
              </text:list-item>
            </text:list>
            <text:list xml:id="list143018149228687" text:continue-list="list143018681622593" text:style-name="WW8Num12">
              <text:list-item>
                <text:p text:style-name="P31">11.6.2 (Authoring Tool)</text:p>
              </text:list-item>
              <text:list-item>
                <text:p text:style-name="P31">12.1.2 (Product Docs)</text:p>
              </text:list-item>
            </text:list>
            <text:list xml:id="list143019468524069" text:continue-list="list143019767202352" text:style-name="WW8Num13">
              <text:list-item>
                <text:p text:style-name="P32">12.2.4 (Support Docs)</text:p>
              </text:list-item>
            </text:list>
            <text:p text:style-name="P30">2017 Section 508</text:p>
            <text:list xml:id="list143019728642716" text:continue-list="list143018149228687" text:style-name="WW8Num12">
              <text:list-item>
                <text:p text:style-name="P33">501 (Web)(Software)</text:p>
              </text:list-item>
              <text:list-item>
                <text:p text:style-name="P52">504.2 (Authoring Tool)</text:p>
              </text:list-item>
            </text:list>
            <text:list xml:id="list143019719278633" text:continue-list="list143019468524069" text:style-name="WW8Num13">
              <text:list-item>
                <text:p text:style-name="P53">602.3 (Support Docs)</text:p>
              </text:list-item>
            </text:list>
          </table:table-cell>
          <table:table-cell table:style-name="Table2.B10" office:value-type="string">
            <text:p text:style-name="P15">Not Applicable</text:p>
          </table:table-cell>
          <table:table-cell table:style-name="Table2.C10" office:value-type="string">
            <text:p text:style-name="P19">The portal does not have per-recorded content by default.</text:p>
          </table:table-cell>
        </table:table-row>
        <table:table-row table:style-name="Table2.2">
          <table:table-cell table:style-name="Table2.A11" office:value-type="string">
            <text:p text:style-name="P7"><text:a xlink:type="simple" xlink:href="http://www.w3.org/TR/WCAG20/#keyboard-operation-keyboard-operable" text:style-name="Internet_20_link" text:visited-style-name="Visited_20_Internet_20_Link"><text:span text:style-name="Internet_20_link"><text:span text:style-name="T3">2.1.1 Keyboard</text:span></text:span></text:a> (Level A)</text:p>
            <text:p text:style-name="P30">Also applies to:</text:p>
            <text:p text:style-name="P30"><text:soft-page-break/>EN 301 549 Criteria</text:p>
            <text:list xml:id="list143019960256395" text:continue-numbering="true" text:style-name="WW8Num13">
              <text:list-item>
                <text:p text:style-name="P34">9.2.15 (Web)</text:p>
              </text:list-item>
              <text:list-item>
                <text:p text:style-name="P34">10.2.15 (non-web document)</text:p>
              </text:list-item>
              <text:list-item>
                <text:p text:style-name="P34">11.2.1.15 (Software)</text:p>
              </text:list-item>
              <text:list-item>
                <text:p text:style-name="P34">11.2.2.15 (Closed Software)</text:p>
              </text:list-item>
            </text:list>
            <text:list xml:id="list143019181135748" text:continue-list="list143019728642716" text:style-name="WW8Num12">
              <text:list-item>
                <text:p text:style-name="P31">11.6.2 (Authoring Tool)</text:p>
              </text:list-item>
              <text:list-item>
                <text:p text:style-name="P31">12.1.2 (Product Docs)</text:p>
              </text:list-item>
            </text:list>
            <text:list xml:id="list143020052332164" text:continue-list="list143019960256395" text:style-name="WW8Num13">
              <text:list-item>
                <text:p text:style-name="P32">12.2.4 (Support Docs)</text:p>
              </text:list-item>
            </text:list>
            <text:p text:style-name="P30">2017 Section 508</text:p>
            <text:list xml:id="list143018443869176" text:continue-list="list143019181135748" text:style-name="WW8Num12">
              <text:list-item>
                <text:p text:style-name="P33">501 (Web)(Software)</text:p>
              </text:list-item>
              <text:list-item>
                <text:p text:style-name="P52">504.2 (Authoring Tool)</text:p>
              </text:list-item>
            </text:list>
            <text:list xml:id="list143020010849412" text:continue-list="list143020052332164" text:style-name="WW8Num13">
              <text:list-item>
                <text:p text:style-name="P53">602.3 (Support Docs)</text:p>
              </text:list-item>
            </text:list>
          </table:table-cell>
          <table:table-cell table:style-name="Table2.B11" office:value-type="string">
            <text:p text:style-name="P10">Supports</text:p>
          </table:table-cell>
          <table:table-cell table:style-name="Table2.C11" office:value-type="string">
            <text:p text:style-name="P10"/>
          </table:table-cell>
        </table:table-row>
        <table:table-row table:style-name="Table2.2">
          <table:table-cell table:style-name="Table2.A12" office:value-type="string">
            <text:p text:style-name="P7"><text:a xlink:type="simple" xlink:href="http://www.w3.org/TR/WCAG20/#keyboard-operation-trapping" text:style-name="Internet_20_link" text:visited-style-name="Visited_20_Internet_20_Link"><text:span text:style-name="Internet_20_link"><text:span text:style-name="T3">2.1.2 No Keyboard Trap</text:span></text:span></text:a> (Level A)</text:p>
            <text:p text:style-name="P30">Also applies to:</text:p>
            <text:p text:style-name="P30">EN 301 549 Criteria</text:p>
            <text:list xml:id="list143018853445026" text:continue-numbering="true" text:style-name="WW8Num13">
              <text:list-item>
                <text:p text:style-name="P34">9.2.16 (Web)</text:p>
              </text:list-item>
              <text:list-item>
                <text:p text:style-name="P34">10.2.16 (non-web document)</text:p>
              </text:list-item>
              <text:list-item>
                <text:p text:style-name="P34">11.2.1.16 (Software)</text:p>
              </text:list-item>
              <text:list-item>
                <text:p text:style-name="P34">11.2.2.16 (Closed Software) – Does not apply</text:p>
              </text:list-item>
            </text:list>
            <text:list xml:id="list143018869279960" text:continue-list="list143018443869176" text:style-name="WW8Num12">
              <text:list-item>
                <text:p text:style-name="P31">11.6.2 (Authoring Tool)</text:p>
              </text:list-item>
              <text:list-item>
                <text:p text:style-name="P31">12.1.2 (Product Docs)</text:p>
              </text:list-item>
            </text:list>
            <text:list xml:id="list143018762674022" text:continue-list="list143018853445026" text:style-name="WW8Num13">
              <text:list-item>
                <text:p text:style-name="P32">12.2.4 (Support Docs)</text:p>
              </text:list-item>
            </text:list>
            <text:p text:style-name="P30">2017 Section 508</text:p>
            <text:list xml:id="list143019226172422" text:continue-list="list143018869279960" text:style-name="WW8Num12">
              <text:list-item>
                <text:p text:style-name="P33">501 (Web)(Software)</text:p>
              </text:list-item>
              <text:list-item>
                <text:p text:style-name="P52">504.2 (Authoring Tool)</text:p>
              </text:list-item>
            </text:list>
            <text:list xml:id="list143018434965667" text:continue-list="list143018762674022" text:style-name="WW8Num13">
              <text:list-item>
                <text:p text:style-name="P53">602.3 (Support Docs)</text:p>
              </text:list-item>
            </text:list>
          </table:table-cell>
          <table:table-cell table:style-name="Table2.B12" office:value-type="string">
            <text:p text:style-name="P13">Supports</text:p>
          </table:table-cell>
          <table:table-cell table:style-name="Table2.C12" office:value-type="string">
            <text:p text:style-name="P10"/>
          </table:table-cell>
        </table:table-row>
        <table:table-row table:style-name="Table2.2">
          <table:table-cell table:style-name="Table2.A13" office:value-type="string">
            <text:p text:style-name="P7"><text:a xlink:type="simple" xlink:href="http://www.w3.org/TR/WCAG20/#time-limits-required-behaviors" text:style-name="Internet_20_link" text:visited-style-name="Visited_20_Internet_20_Link"><text:span text:style-name="Internet_20_link"><text:span text:style-name="T3">2.2.1 Timing Adjustable</text:span></text:span></text:a> (Level A)</text:p>
            <text:p text:style-name="P30">Also applies to:</text:p>
            <text:p text:style-name="P30">EN 301 549 Criteria</text:p>
            <text:list xml:id="list8708188067565897095" text:style-name="WW8Num21">
              <text:list-item>
                <text:p text:style-name="P35">9.2.17 (Web)</text:p>
              </text:list-item>
              <text:list-item>
                <text:p text:style-name="P35">10.2.17 (non-web document)</text:p>
              </text:list-item>
              <text:list-item>
                <text:p text:style-name="P35">11.2.1.17 (Software)</text:p>
              </text:list-item>
            </text:list>
            <text:list xml:id="list143020072148872" text:continue-list="list143018434965667" text:style-name="WW8Num13">
              <text:list-item>
                <text:p text:style-name="P34">11.2.2.17 (Closed Software) – Does not apply</text:p>
              </text:list-item>
            </text:list>
            <text:list xml:id="list143018595095923" text:continue-list="list143019226172422" text:style-name="WW8Num12">
              <text:list-item>
                <text:p text:style-name="P31">11.6.2 (Authoring Tool)</text:p>
              </text:list-item>
              <text:list-item>
                <text:p text:style-name="P31">12.1.2 (Product Docs)</text:p>
              </text:list-item>
            </text:list>
            <text:list xml:id="list143019610220235" text:continue-list="list143020072148872" text:style-name="WW8Num13">
              <text:list-item>
                <text:p text:style-name="P32">12.2.4 (Support Docs)</text:p>
              </text:list-item>
            </text:list>
            <text:p text:style-name="P30">2017 Section 508</text:p>
            <text:list xml:id="list143018166874544" text:continue-list="list143018595095923" text:style-name="WW8Num12">
              <text:list-item>
                <text:p text:style-name="P33">501 (Web)(Software)</text:p>
              </text:list-item>
              <text:list-item>
                <text:p text:style-name="P52">504.2 (Authoring Tool)</text:p>
              </text:list-item>
            </text:list>
            <text:list xml:id="list143018143796507" text:continue-list="list143019610220235" text:style-name="WW8Num13">
              <text:list-item>
                <text:p text:style-name="P53">602.3 (Support Docs)</text:p>
              </text:list-item>
            </text:list>
          </table:table-cell>
          <table:table-cell table:style-name="Table2.B13" office:value-type="string">
            <text:p text:style-name="P16">Not Applicable</text:p>
          </table:table-cell>
          <table:table-cell table:style-name="Table2.C13" office:value-type="string">
            <text:p text:style-name="P19">The portal does not have per-recorded content by default.</text:p>
          </table:table-cell>
        </table:table-row>
        <table:table-row table:style-name="Table2.2">
          <table:table-cell table:style-name="Table2.A14" office:value-type="string">
            <text:p text:style-name="P7"><text:a xlink:type="simple" xlink:href="http://www.w3.org/TR/WCAG20/#time-limits-pause" text:style-name="Internet_20_link" text:visited-style-name="Visited_20_Internet_20_Link"><text:span text:style-name="Internet_20_link"><text:span text:style-name="T3">2.2.2 Pause, Stop, Hide</text:span></text:span></text:a> (Level A)</text:p>
            <text:p text:style-name="P30"><text:soft-page-break/>Also applies to:</text:p>
            <text:p text:style-name="P30">EN 301 549 Criteria</text:p>
            <text:list xml:id="list143019123541533" text:continue-numbering="true" text:style-name="WW8Num13">
              <text:list-item>
                <text:p text:style-name="P34">9.2.18 (Web)</text:p>
              </text:list-item>
              <text:list-item>
                <text:p text:style-name="P34">10.2.18 (non-web document)</text:p>
              </text:list-item>
              <text:list-item>
                <text:p text:style-name="P34">11.2.1.18 (Software)</text:p>
              </text:list-item>
              <text:list-item>
                <text:p text:style-name="P34">11.2.2.18 (Closed Software) – Does not apply</text:p>
              </text:list-item>
            </text:list>
            <text:list xml:id="list143018785795199" text:continue-list="list143018166874544" text:style-name="WW8Num12">
              <text:list-item>
                <text:p text:style-name="P31">11.6.2 (Authoring Tool)</text:p>
              </text:list-item>
              <text:list-item>
                <text:p text:style-name="P31">12.1.2 (Product Docs)</text:p>
              </text:list-item>
            </text:list>
            <text:list xml:id="list143019537951716" text:continue-list="list143019123541533" text:style-name="WW8Num13">
              <text:list-item>
                <text:p text:style-name="P32">12.2.4 (Support Docs)</text:p>
              </text:list-item>
            </text:list>
            <text:p text:style-name="P30">2017 Section 508</text:p>
            <text:list xml:id="list143019207945378" text:continue-list="list143018785795199" text:style-name="WW8Num12">
              <text:list-item>
                <text:p text:style-name="P33">501 (Web)(Software)</text:p>
              </text:list-item>
              <text:list-item>
                <text:p text:style-name="P52">504.2 (Authoring Tool)</text:p>
              </text:list-item>
            </text:list>
            <text:list xml:id="list143018819606709" text:continue-list="list143019537951716" text:style-name="WW8Num13">
              <text:list-item>
                <text:p text:style-name="P53">602.3 (Support Docs)</text:p>
              </text:list-item>
            </text:list>
          </table:table-cell>
          <table:table-cell table:style-name="Table2.B14" office:value-type="string">
            <text:p text:style-name="P16">Supports</text:p>
          </table:table-cell>
          <table:table-cell table:style-name="Table2.C14" office:value-type="string">
            <text:p text:style-name="P19">The portal provides auto <text:soft-page-break/>updating content as WAI ARIA live areas, which can be controlled appropriately by a screen reader.</text:p>
          </table:table-cell>
        </table:table-row>
        <table:table-row table:style-name="Table2.2">
          <table:table-cell table:style-name="Table2.A15" office:value-type="string">
            <text:p text:style-name="P7"><text:a xlink:type="simple" xlink:href="http://www.w3.org/TR/WCAG20/#seizure-does-not-violate" text:style-name="Internet_20_link" text:visited-style-name="Visited_20_Internet_20_Link"><text:span text:style-name="Internet_20_link"><text:span text:style-name="T3">2.3.1 Three Flashes or Below Threshold</text:span></text:span></text:a> (Level A)</text:p>
            <text:p text:style-name="P30">Also applies to:</text:p>
            <text:p text:style-name="P30">EN 301 549 Criteria</text:p>
            <text:list xml:id="list3502224893235582965" text:style-name="WW8Num17">
              <text:list-item>
                <text:p text:style-name="P36">9.2.19 (Web)</text:p>
              </text:list-item>
              <text:list-item>
                <text:p text:style-name="P36">10.2.19 (non-web document)</text:p>
              </text:list-item>
              <text:list-item>
                <text:p text:style-name="P36">11.2.1.19 (Software)</text:p>
              </text:list-item>
            </text:list>
            <text:list xml:id="list143018538312879" text:continue-list="list143018819606709" text:style-name="WW8Num13">
              <text:list-item>
                <text:p text:style-name="P34">11.2.2.19 (Closed Software) – Does not apply</text:p>
              </text:list-item>
            </text:list>
            <text:list xml:id="list143018227363877" text:continue-list="list143019207945378" text:style-name="WW8Num12">
              <text:list-item>
                <text:p text:style-name="P31">11.6.2 (Authoring Tool)</text:p>
              </text:list-item>
              <text:list-item>
                <text:p text:style-name="P31">12.1.2 (Product Docs)</text:p>
              </text:list-item>
            </text:list>
            <text:list xml:id="list143019387287722" text:continue-list="list143018538312879" text:style-name="WW8Num13">
              <text:list-item>
                <text:p text:style-name="P32">12.2.4 (Support Docs)</text:p>
              </text:list-item>
            </text:list>
            <text:p text:style-name="P30">2017 Section 508</text:p>
            <text:list xml:id="list143019416847770" text:continue-list="list143018227363877" text:style-name="WW8Num12">
              <text:list-item>
                <text:p text:style-name="P33">501 (Web)(Software)</text:p>
              </text:list-item>
              <text:list-item>
                <text:p text:style-name="P52">504.2 (Authoring Tool)</text:p>
              </text:list-item>
            </text:list>
            <text:list xml:id="list143018356517547" text:continue-list="list143019387287722" text:style-name="WW8Num13">
              <text:list-item>
                <text:p text:style-name="P53">602.3 (Support Docs)</text:p>
              </text:list-item>
            </text:list>
          </table:table-cell>
          <table:table-cell table:style-name="Table2.B15" office:value-type="string">
            <text:p text:style-name="P13">Supports</text:p>
          </table:table-cell>
          <table:table-cell table:style-name="Table2.C15" office:value-type="string">
            <text:p text:style-name="P19">The portal does not have content flashes.</text:p>
          </table:table-cell>
        </table:table-row>
        <table:table-row table:style-name="Table2.2">
          <table:table-cell table:style-name="Table2.A16" office:value-type="string">
            <text:p text:style-name="P7"><text:a xlink:type="simple" xlink:href="http://www.w3.org/TR/WCAG20/#navigation-mechanisms-skip" text:style-name="Internet_20_link" text:visited-style-name="Visited_20_Internet_20_Link"><text:span text:style-name="Internet_20_link"><text:span text:style-name="T3">2.4.1 Bypass Blocks</text:span></text:span></text:a> (Level A)</text:p>
            <text:p text:style-name="P30">Also applies to:</text:p>
            <text:p text:style-name="P30">EN 301 549 Criteria</text:p>
            <text:list xml:id="list8701566051352489869" text:style-name="WW8Num7">
              <text:list-item>
                <text:p text:style-name="P37">9.2.20 (Web)</text:p>
              </text:list-item>
              <text:list-item>
                <text:p text:style-name="P37">10.2.20 (non-web document) – Does not apply</text:p>
              </text:list-item>
              <text:list-item>
                <text:p text:style-name="P37">11.2.1.20 (Software) – Does not apply</text:p>
              </text:list-item>
            </text:list>
            <text:list xml:id="list143018941129246" text:continue-list="list143018356517547" text:style-name="WW8Num13">
              <text:list-item>
                <text:p text:style-name="P34">11.2.2.20 (Closed Software) – Does not apply</text:p>
              </text:list-item>
            </text:list>
            <text:list xml:id="list143020125489858" text:continue-list="list143019416847770" text:style-name="WW8Num12">
              <text:list-item>
                <text:p text:style-name="P31">11.6.2 (Authoring Tool)</text:p>
              </text:list-item>
              <text:list-item>
                <text:p text:style-name="P31">12.1.2 (Product Docs)</text:p>
              </text:list-item>
            </text:list>
            <text:list xml:id="list143019166108136" text:continue-list="list143018941129246" text:style-name="WW8Num13">
              <text:list-item>
                <text:p text:style-name="P32">12.2.4 (Support Docs)</text:p>
              </text:list-item>
            </text:list>
            <text:p text:style-name="P30">2017 Section 508</text:p>
            <text:list xml:id="list143018767542169" text:continue-list="list143020125489858" text:style-name="WW8Num12">
              <text:list-item>
                <text:p text:style-name="P33"><text:soft-page-break/>501 (Web)(Software) – Does not apply to non-web software</text:p>
              </text:list-item>
              <text:list-item>
                <text:p text:style-name="P52">504.2 (Authoring Tool)</text:p>
              </text:list-item>
            </text:list>
            <text:list xml:id="list143019639866460" text:continue-list="list143019166108136" text:style-name="WW8Num13">
              <text:list-item>
                <text:p text:style-name="P32"><text:span text:style-name="T18">602.3 (Support Docs)</text:span><text:span text:style-name="T17"> – Does not apply to non-web docs</text:span></text:p>
              </text:list-item>
            </text:list>
          </table:table-cell>
          <table:table-cell table:style-name="Table2.B16" office:value-type="string">
            <text:p text:style-name="P13">Supports</text:p>
          </table:table-cell>
          <table:table-cell table:style-name="Table2.C16" office:value-type="string">
            <text:p text:style-name="P19">The portal provides bypass links in the header of each page.</text:p>
          </table:table-cell>
        </table:table-row>
        <table:table-row table:style-name="Table2.2">
          <table:table-cell table:style-name="Table2.A17" office:value-type="string">
            <text:p text:style-name="P7"><text:a xlink:type="simple" xlink:href="http://www.w3.org/TR/WCAG20/#navigation-mechanisms-title" text:style-name="Internet_20_link" text:visited-style-name="Visited_20_Internet_20_Link"><text:span text:style-name="Internet_20_link"><text:span text:style-name="T3">2.4.2 Page Titled</text:span></text:span></text:a> (Level A)</text:p>
            <text:p text:style-name="P30">Also applies to:</text:p>
            <text:p text:style-name="P30">EN 301 549 Criteria</text:p>
            <text:list xml:id="list143019029063595" text:continue-numbering="true" text:style-name="WW8Num13">
              <text:list-item>
                <text:p text:style-name="P34">9.2.21 (Web)</text:p>
              </text:list-item>
              <text:list-item>
                <text:p text:style-name="P34">10.2.21 (non-web document)</text:p>
              </text:list-item>
              <text:list-item>
                <text:p text:style-name="P34">11.2.1.21 (Software) - Does not apply</text:p>
              </text:list-item>
              <text:list-item>
                <text:p text:style-name="P34">11.2.2.21 (Closed Software) – Does not apply</text:p>
              </text:list-item>
            </text:list>
            <text:list xml:id="list143019083770186" text:continue-list="list143018767542169" text:style-name="WW8Num12">
              <text:list-item>
                <text:p text:style-name="P31">11.6.2 (Authoring Tool)</text:p>
              </text:list-item>
              <text:list-item>
                <text:p text:style-name="P31">12.1.2 (Product Docs)</text:p>
              </text:list-item>
            </text:list>
            <text:list xml:id="list143018306518062" text:continue-list="list143019029063595" text:style-name="WW8Num13">
              <text:list-item>
                <text:p text:style-name="P32">12.2.4 (Support Docs)</text:p>
              </text:list-item>
            </text:list>
            <text:p text:style-name="P30">2017 Section 508</text:p>
            <text:list xml:id="list143020020154091" text:continue-list="list143019083770186" text:style-name="WW8Num12">
              <text:list-item>
                <text:p text:style-name="P33">501 (Web)(Software)</text:p>
              </text:list-item>
              <text:list-item>
                <text:p text:style-name="P52">504.2 (Authoring Tool)</text:p>
              </text:list-item>
            </text:list>
            <text:list xml:id="list143019856678149" text:continue-list="list143018306518062" text:style-name="WW8Num13">
              <text:list-item>
                <text:p text:style-name="P53">602.3 (Support Docs)</text:p>
              </text:list-item>
            </text:list>
          </table:table-cell>
          <table:table-cell table:style-name="Table2.B17" office:value-type="string">
            <text:p text:style-name="P13">Supports</text:p>
          </table:table-cell>
          <table:table-cell table:style-name="Table2.C17" office:value-type="string">
            <text:p text:style-name="P19">The portal provides a title for each page.</text:p>
          </table:table-cell>
        </table:table-row>
        <table:table-row table:style-name="Table2.2">
          <table:table-cell table:style-name="Table2.A18" office:value-type="string">
            <text:p text:style-name="P7"><text:a xlink:type="simple" xlink:href="http://www.w3.org/TR/WCAG20/#navigation-mechanisms-focus-order" text:style-name="Internet_20_link" text:visited-style-name="Visited_20_Internet_20_Link"><text:span text:style-name="Internet_20_link"><text:span text:style-name="T3">2.4.3 Focus Order</text:span></text:span></text:a> (Level A)</text:p>
            <text:p text:style-name="P30">Also applies to:</text:p>
            <text:p text:style-name="P30">EN 301 549 Criteria</text:p>
            <text:list xml:id="list3542154445311036054" text:style-name="WW8Num16">
              <text:list-item>
                <text:p text:style-name="P38">9.2.22 (Web)</text:p>
              </text:list-item>
              <text:list-item>
                <text:p text:style-name="P38">10.2.22 (non-web document)</text:p>
              </text:list-item>
              <text:list-item>
                <text:p text:style-name="P38">11.2.1.22 (Software)</text:p>
              </text:list-item>
            </text:list>
            <text:list xml:id="list143019389567235" text:continue-list="list143019856678149" text:style-name="WW8Num13">
              <text:list-item>
                <text:p text:style-name="P34">11.2.2.22 (Closed Software) – Does not apply</text:p>
              </text:list-item>
            </text:list>
            <text:list xml:id="list143018779968947" text:continue-list="list143020020154091" text:style-name="WW8Num12">
              <text:list-item>
                <text:p text:style-name="P31">11.6.2 (Authoring Tool)</text:p>
              </text:list-item>
              <text:list-item>
                <text:p text:style-name="P31">12.1.2 (Product Docs)</text:p>
              </text:list-item>
            </text:list>
            <text:list xml:id="list143018456036814" text:continue-list="list143019389567235" text:style-name="WW8Num13">
              <text:list-item>
                <text:p text:style-name="P32">12.2.4 (Support Docs)</text:p>
              </text:list-item>
            </text:list>
            <text:p text:style-name="P30">2017 Section 508</text:p>
            <text:list xml:id="list143018850178385" text:continue-list="list143018779968947" text:style-name="WW8Num12">
              <text:list-item>
                <text:p text:style-name="P33">501 (Web)(Software)</text:p>
              </text:list-item>
              <text:list-item>
                <text:p text:style-name="P52">504.2 (Authoring Tool)</text:p>
              </text:list-item>
            </text:list>
            <text:list xml:id="list143018263024313" text:continue-list="list143018456036814" text:style-name="WW8Num13">
              <text:list-item>
                <text:p text:style-name="P53">602.3 (Support Docs)</text:p>
              </text:list-item>
            </text:list>
          </table:table-cell>
          <table:table-cell table:style-name="Table2.B18" office:value-type="string">
            <text:p text:style-name="P13">Supports</text:p>
          </table:table-cell>
          <table:table-cell table:style-name="Table2.C18" office:value-type="string">
            <text:p text:style-name="P19">The portal provides a logical page flow, accessible via tab/focus flow.</text:p>
          </table:table-cell>
        </table:table-row>
        <table:table-row table:style-name="Table2.2">
          <table:table-cell table:style-name="Table2.A19" office:value-type="string">
            <text:p text:style-name="P7"><text:a xlink:type="simple" xlink:href="http://www.w3.org/TR/WCAG20/#navigation-mechanisms-refs" text:style-name="Internet_20_link" text:visited-style-name="Visited_20_Internet_20_Link"><text:span text:style-name="Internet_20_link"><text:span text:style-name="T3">2.4.4 Link Purpose (In Context)</text:span></text:span></text:a> (Level A)</text:p>
            <text:p text:style-name="P30">Also applies to:</text:p>
            <text:p text:style-name="P30">EN 301 549 Criteria</text:p>
            <text:list xml:id="list143019647119300" text:continue-numbering="true" text:style-name="WW8Num13">
              <text:list-item>
                <text:p text:style-name="P34">9.2.23 (Web)</text:p>
              </text:list-item>
              <text:list-item>
                <text:p text:style-name="P34">10.2.23 (non-web document)</text:p>
              </text:list-item>
              <text:list-item>
                <text:p text:style-name="P34"><text:soft-page-break/>11.2.1.23 (Software)</text:p>
              </text:list-item>
              <text:list-item>
                <text:p text:style-name="P34">11.2.2.23 (Closed Software) – Does not apply</text:p>
              </text:list-item>
            </text:list>
            <text:list xml:id="list143018703300087" text:continue-list="list143018850178385" text:style-name="WW8Num12">
              <text:list-item>
                <text:p text:style-name="P31">11.6.2 (Authoring Tool)</text:p>
              </text:list-item>
              <text:list-item>
                <text:p text:style-name="P31">12.1.2 (Product Docs)</text:p>
              </text:list-item>
            </text:list>
            <text:list xml:id="list143019596656507" text:continue-list="list143019647119300" text:style-name="WW8Num13">
              <text:list-item>
                <text:p text:style-name="P32">12.2.4 (Support Docs)</text:p>
              </text:list-item>
            </text:list>
            <text:p text:style-name="P30">2017 Section 508</text:p>
            <text:list xml:id="list143019236766894" text:continue-list="list143018703300087" text:style-name="WW8Num12">
              <text:list-item>
                <text:p text:style-name="P33">501 (Web)(Software)</text:p>
              </text:list-item>
              <text:list-item>
                <text:p text:style-name="P52">504.2 (Authoring Tool)</text:p>
              </text:list-item>
            </text:list>
            <text:list xml:id="list143018761893660" text:continue-list="list143019596656507" text:style-name="WW8Num13">
              <text:list-item>
                <text:p text:style-name="P53">602.3 (Support Docs)</text:p>
              </text:list-item>
            </text:list>
          </table:table-cell>
          <table:table-cell table:style-name="Table2.B19" office:value-type="string">
            <text:p text:style-name="P13">Supports</text:p>
          </table:table-cell>
          <table:table-cell table:style-name="Table2.C19" office:value-type="string">
            <text:p text:style-name="P10"/>
          </table:table-cell>
        </table:table-row>
        <table:table-row table:style-name="Table2.2">
          <table:table-cell table:style-name="Table2.A20" office:value-type="string">
            <text:p text:style-name="P7"><text:a xlink:type="simple" xlink:href="http://www.w3.org/TR/WCAG20/#meaning-doc-lang-id" text:style-name="Internet_20_link" text:visited-style-name="Visited_20_Internet_20_Link"><text:span text:style-name="Internet_20_link"><text:span text:style-name="T3">3.1.1 Language of Page</text:span></text:span></text:a> (Level A)</text:p>
            <text:p text:style-name="P30">Also applies to:</text:p>
            <text:p text:style-name="P30">EN 301 549 Criteria</text:p>
            <text:list xml:id="list4080019612771868973" text:style-name="WW8Num3">
              <text:list-item>
                <text:p text:style-name="P39">9.2.27 (Web)</text:p>
              </text:list-item>
              <text:list-item>
                <text:p text:style-name="P39">10.2.27 (non-web document)</text:p>
              </text:list-item>
              <text:list-item>
                <text:p text:style-name="P39">11.2.1.27 (Software)</text:p>
              </text:list-item>
            </text:list>
            <text:list xml:id="list143019259980425" text:continue-list="list143018761893660" text:style-name="WW8Num13">
              <text:list-item>
                <text:p text:style-name="P34">11.2.2.27 (Closed Software)</text:p>
              </text:list-item>
            </text:list>
            <text:list xml:id="list143019638815440" text:continue-list="list143019236766894" text:style-name="WW8Num12">
              <text:list-item>
                <text:p text:style-name="P31">11.6.2 (Authoring Tool)</text:p>
              </text:list-item>
              <text:list-item>
                <text:p text:style-name="P31">12.1.2 (Product Docs)</text:p>
              </text:list-item>
            </text:list>
            <text:list xml:id="list143018686040507" text:continue-list="list143019259980425" text:style-name="WW8Num13">
              <text:list-item>
                <text:p text:style-name="P32">12.2.4 (Support Docs)</text:p>
              </text:list-item>
            </text:list>
            <text:p text:style-name="P30">2017 Section 508</text:p>
            <text:list xml:id="list143018286201462" text:continue-list="list143019638815440" text:style-name="WW8Num12">
              <text:list-item>
                <text:p text:style-name="P33">501 (Web)(Software)</text:p>
              </text:list-item>
              <text:list-item>
                <text:p text:style-name="P52">504.2 (Authoring Tool)</text:p>
              </text:list-item>
            </text:list>
            <text:list xml:id="list143019988980844" text:continue-list="list143018686040507" text:style-name="WW8Num13">
              <text:list-item>
                <text:p text:style-name="P53">602.3 (Support Docs)</text:p>
              </text:list-item>
            </text:list>
          </table:table-cell>
          <table:table-cell table:style-name="Table2.B20" office:value-type="string">
            <text:p text:style-name="P13">Supports</text:p>
          </table:table-cell>
          <table:table-cell table:style-name="Table2.C20" office:value-type="string">
            <text:p text:style-name="P19">The portal provides the appropriate language annotation for each page.</text:p>
          </table:table-cell>
        </table:table-row>
        <table:table-row table:style-name="Table2.2">
          <table:table-cell table:style-name="Table2.A21" office:value-type="string">
            <text:p text:style-name="P7"><text:a xlink:type="simple" xlink:href="http://www.w3.org/TR/WCAG20/#consistent-behavior-receive-focus" text:style-name="Internet_20_link" text:visited-style-name="Visited_20_Internet_20_Link"><text:span text:style-name="Internet_20_link"><text:span text:style-name="T3">3.2.1 On Focus</text:span></text:span></text:a> (Level A)</text:p>
            <text:p text:style-name="P30">Also applies to:</text:p>
            <text:p text:style-name="P30">EN 301 549 Criteria</text:p>
            <text:list xml:id="list143018722834339" text:continue-numbering="true" text:style-name="WW8Num13">
              <text:list-item>
                <text:p text:style-name="P34">9.2.29 (Web)</text:p>
              </text:list-item>
              <text:list-item>
                <text:p text:style-name="P34">10.2.29 (non-web document)</text:p>
              </text:list-item>
              <text:list-item>
                <text:p text:style-name="P34">11.2.1.29 (Software)</text:p>
              </text:list-item>
              <text:list-item>
                <text:p text:style-name="P34">11.2.2.29 (Closed Software) – Does not apply</text:p>
              </text:list-item>
            </text:list>
            <text:list xml:id="list143019493596760" text:continue-list="list143018286201462" text:style-name="WW8Num12">
              <text:list-item>
                <text:p text:style-name="P31">11.6.2 (Authoring Tool)</text:p>
              </text:list-item>
              <text:list-item>
                <text:p text:style-name="P31">12.1.2 (Product Docs)</text:p>
              </text:list-item>
            </text:list>
            <text:list xml:id="list143019576361526" text:continue-list="list143018722834339" text:style-name="WW8Num13">
              <text:list-item>
                <text:p text:style-name="P32">12.2.4 (Support Docs)</text:p>
              </text:list-item>
            </text:list>
            <text:p text:style-name="P30">2017 Section 508</text:p>
            <text:list xml:id="list143019595890862" text:continue-list="list143019493596760" text:style-name="WW8Num12">
              <text:list-item>
                <text:p text:style-name="P33">501 (Web)(Software)</text:p>
              </text:list-item>
              <text:list-item>
                <text:p text:style-name="P52">504.2 (Authoring Tool)</text:p>
              </text:list-item>
            </text:list>
            <text:list xml:id="list143019410971360" text:continue-list="list143019576361526" text:style-name="WW8Num13">
              <text:list-item>
                <text:p text:style-name="P53">602.3 (Support Docs)</text:p>
              </text:list-item>
            </text:list>
          </table:table-cell>
          <table:table-cell table:style-name="Table2.B21" office:value-type="string">
            <text:p text:style-name="P13">Supports</text:p>
          </table:table-cell>
          <table:table-cell table:style-name="Table2.C21" office:value-type="string">
            <text:p text:style-name="P19">Only click and submit will trigger context changes in the portal.</text:p>
          </table:table-cell>
        </table:table-row>
        <table:table-row table:style-name="Table2.2">
          <table:table-cell table:style-name="Table2.A22" office:value-type="string">
            <text:p text:style-name="P7"><text:a xlink:type="simple" xlink:href="http://www.w3.org/TR/WCAG20/#consistent-behavior-unpredictable-change" text:style-name="Internet_20_link" text:visited-style-name="Visited_20_Internet_20_Link"><text:span text:style-name="Internet_20_link"><text:span text:style-name="T3">3.2.2 On Input</text:span></text:span></text:a> (Level A)</text:p>
            <text:p text:style-name="P30">Also applies to:</text:p>
            <text:p text:style-name="P30">EN 301 549 Criteria</text:p>
            <text:list xml:id="list3313684749388344555" text:style-name="WW8Num11">
              <text:list-item>
                <text:p text:style-name="P40">9.2.30 (Web)</text:p>
              </text:list-item>
              <text:list-item>
                <text:p text:style-name="P40"><text:soft-page-break/>10.2.30 (non-web document)</text:p>
              </text:list-item>
              <text:list-item>
                <text:p text:style-name="P40">11.2.1.30 (Software)</text:p>
              </text:list-item>
            </text:list>
            <text:list xml:id="list143018964298541" text:continue-list="list143019410971360" text:style-name="WW8Num13">
              <text:list-item>
                <text:p text:style-name="P34">11.2.2.30 (Closed Software) – Does not apply</text:p>
              </text:list-item>
            </text:list>
            <text:list xml:id="list143020004229445" text:continue-list="list143019595890862" text:style-name="WW8Num12">
              <text:list-item>
                <text:p text:style-name="P31">11.6.2 (Authoring Tool)</text:p>
              </text:list-item>
              <text:list-item>
                <text:p text:style-name="P31">12.1.2 (Product Docs)</text:p>
              </text:list-item>
            </text:list>
            <text:list xml:id="list143018741470106" text:continue-list="list143018964298541" text:style-name="WW8Num13">
              <text:list-item>
                <text:p text:style-name="P32">12.2.4 (Support Docs)</text:p>
              </text:list-item>
            </text:list>
            <text:p text:style-name="P30">2017 Section 508</text:p>
            <text:list xml:id="list143018503861449" text:continue-list="list143020004229445" text:style-name="WW8Num12">
              <text:list-item>
                <text:p text:style-name="P33">501 (Web)(Software)</text:p>
              </text:list-item>
              <text:list-item>
                <text:p text:style-name="P52">504.2 (Authoring Tool)</text:p>
              </text:list-item>
            </text:list>
            <text:list xml:id="list143019262892168" text:continue-list="list143018741470106" text:style-name="WW8Num13">
              <text:list-item>
                <text:p text:style-name="P53">602.3 (Support Docs)</text:p>
              </text:list-item>
            </text:list>
          </table:table-cell>
          <table:table-cell table:style-name="Table2.B22" office:value-type="string">
            <text:p text:style-name="P13">Supports</text:p>
          </table:table-cell>
          <table:table-cell table:style-name="Table2.C22" office:value-type="string">
            <text:p text:style-name="P19">Only click and submit will trigger context changes in the portal.</text:p>
          </table:table-cell>
        </table:table-row>
        <table:table-row table:style-name="Table2.2">
          <table:table-cell table:style-name="Table2.A23" office:value-type="string">
            <text:p text:style-name="P7"><text:a xlink:type="simple" xlink:href="http://www.w3.org/TR/WCAG20/#minimize-error-identified" text:style-name="Internet_20_link" text:visited-style-name="Visited_20_Internet_20_Link"><text:span text:style-name="Internet_20_link"><text:span text:style-name="T3">3.3.1 Error Identification</text:span></text:span></text:a> (Level A)</text:p>
            <text:p text:style-name="P30">Also applies to:</text:p>
            <text:p text:style-name="P30">EN 301 549 Criteria</text:p>
            <text:list xml:id="list5924020592792813514" text:style-name="WW8Num20">
              <text:list-item>
                <text:p text:style-name="P41">9.2.33 (Web)</text:p>
              </text:list-item>
              <text:list-item>
                <text:p text:style-name="P41">10.2.33 (non-web document)</text:p>
              </text:list-item>
              <text:list-item>
                <text:p text:style-name="P41">11.2.1.33 (Software)</text:p>
              </text:list-item>
            </text:list>
            <text:list xml:id="list143018195845822" text:continue-list="list143019262892168" text:style-name="WW8Num13">
              <text:list-item>
                <text:p text:style-name="P34">11.2.2.33 (Closed Software)</text:p>
              </text:list-item>
            </text:list>
            <text:list xml:id="list143018772452948" text:continue-list="list143018503861449" text:style-name="WW8Num12">
              <text:list-item>
                <text:p text:style-name="P31">11.6.2 (Authoring Tool)</text:p>
              </text:list-item>
              <text:list-item>
                <text:p text:style-name="P31">12.1.2 (Product Docs)</text:p>
              </text:list-item>
            </text:list>
            <text:list xml:id="list143018989128907" text:continue-list="list143018195845822" text:style-name="WW8Num13">
              <text:list-item>
                <text:p text:style-name="P32">12.2.4 (Support Docs)</text:p>
              </text:list-item>
            </text:list>
            <text:p text:style-name="P30">2017 Section 508</text:p>
            <text:list xml:id="list143018835995835" text:continue-list="list143018772452948" text:style-name="WW8Num12">
              <text:list-item>
                <text:p text:style-name="P33">501 (Web)(Software)</text:p>
              </text:list-item>
              <text:list-item>
                <text:p text:style-name="P52">504.2 (Authoring Tool)</text:p>
              </text:list-item>
            </text:list>
            <text:list xml:id="list143019615723302" text:continue-list="list143018989128907" text:style-name="WW8Num13">
              <text:list-item>
                <text:p text:style-name="P53">602.3 (Support Docs)</text:p>
              </text:list-item>
            </text:list>
          </table:table-cell>
          <table:table-cell table:style-name="Table2.B23" office:value-type="string">
            <text:p text:style-name="P13">Supports</text:p>
          </table:table-cell>
          <table:table-cell table:style-name="Table2.C23" office:value-type="string">
            <text:p text:style-name="P19">The portal uses HTML input validation wherever possible and provides error regions and WAI ARIA live regions where it is not.</text:p>
          </table:table-cell>
        </table:table-row>
        <table:table-row table:style-name="Table2.2">
          <table:table-cell table:style-name="Table2.A24" office:value-type="string">
            <text:p text:style-name="P7"><text:a xlink:type="simple" xlink:href="http://www.w3.org/TR/WCAG20/#minimize-error-cues" text:style-name="Internet_20_link" text:visited-style-name="Visited_20_Internet_20_Link"><text:span text:style-name="Internet_20_link"><text:span text:style-name="T3">3.3.2 Labels or Instructions</text:span></text:span></text:a> (Level A)</text:p>
            <text:p text:style-name="P30">Also applies to:</text:p>
            <text:p text:style-name="P30">EN 301 549 Criteria</text:p>
            <text:list xml:id="list6431054900966819909" text:style-name="WW8Num22">
              <text:list-item>
                <text:p text:style-name="P42">9.2.34 (Web)</text:p>
              </text:list-item>
              <text:list-item>
                <text:p text:style-name="P42">10.2.34 (non-web document)</text:p>
              </text:list-item>
              <text:list-item>
                <text:p text:style-name="P42">11.2.1.34 (Software)</text:p>
              </text:list-item>
            </text:list>
            <text:list xml:id="list143018772965031" text:continue-list="list143018835995835" text:style-name="WW8Num12">
              <text:list-item>
                <text:p text:style-name="P33">11.2.2.34 (Closed Software) – Does not apply</text:p>
              </text:list-item>
              <text:list-item>
                <text:p text:style-name="P31">11.6.2 (Authoring Tool)</text:p>
              </text:list-item>
              <text:list-item>
                <text:p text:style-name="P31">12.1.2 (Product Docs)</text:p>
              </text:list-item>
            </text:list>
            <text:list xml:id="list143018990935683" text:continue-list="list143019615723302" text:style-name="WW8Num13">
              <text:list-item>
                <text:p text:style-name="P32">12.2.4 (Support Docs)</text:p>
              </text:list-item>
            </text:list>
            <text:p text:style-name="P30">2017 Section 508</text:p>
            <text:list xml:id="list143018280325206" text:continue-list="list143018772965031" text:style-name="WW8Num12">
              <text:list-item>
                <text:p text:style-name="P33">501 (Web)(Software)</text:p>
              </text:list-item>
              <text:list-item>
                <text:p text:style-name="P52">504.2 (Authoring Tool)</text:p>
              </text:list-item>
            </text:list>
            <text:list xml:id="list143018825194512" text:continue-list="list143018990935683" text:style-name="WW8Num13">
              <text:list-item>
                <text:p text:style-name="P53">602.3 (Support Docs)</text:p>
              </text:list-item>
            </text:list>
          </table:table-cell>
          <table:table-cell table:style-name="Table2.B24" office:value-type="string">
            <text:p text:style-name="P13">Supports</text:p>
          </table:table-cell>
          <table:table-cell table:style-name="Table2.C24" office:value-type="string">
            <text:p text:style-name="P19">The portal provides descriptive labels for input fields.</text:p>
          </table:table-cell>
        </table:table-row>
        <table:table-row table:style-name="Table2.2">
          <table:table-cell table:style-name="Table2.A25" office:value-type="string">
            <text:p text:style-name="P7"><text:a xlink:type="simple" xlink:href="http://www.w3.org/TR/WCAG20/#ensure-compat-parses" text:style-name="Internet_20_link" text:visited-style-name="Visited_20_Internet_20_Link"><text:span text:style-name="Internet_20_link"><text:span text:style-name="T3">4.1.1 Parsing</text:span></text:span></text:a> (Level A)</text:p>
            <text:p text:style-name="P30">Also applies to:</text:p>
            <text:p text:style-name="P30"><text:soft-page-break/>EN 301 549 Criteria</text:p>
            <text:list xml:id="list850015860440950101" text:style-name="WW8Num8">
              <text:list-item>
                <text:p text:style-name="P43">9.2.37 (Web)</text:p>
              </text:list-item>
              <text:list-item>
                <text:p text:style-name="P43">10.2.37 (non-web document)</text:p>
              </text:list-item>
              <text:list-item>
                <text:p text:style-name="P43">11.2.1.37 (Software)</text:p>
              </text:list-item>
            </text:list>
            <text:list xml:id="list143018540264682" text:continue-list="list143018825194512" text:style-name="WW8Num13">
              <text:list-item>
                <text:p text:style-name="P34">11.2.2.37 (Closed Software) – Does not apply</text:p>
              </text:list-item>
            </text:list>
            <text:list xml:id="list143018222958658" text:continue-list="list143018280325206" text:style-name="WW8Num12">
              <text:list-item>
                <text:p text:style-name="P31">11.6.2 (Authoring Tool)</text:p>
              </text:list-item>
              <text:list-item>
                <text:p text:style-name="P31">12.1.2 (Product Docs)</text:p>
              </text:list-item>
            </text:list>
            <text:list xml:id="list143019755368690" text:continue-list="list143018540264682" text:style-name="WW8Num13">
              <text:list-item>
                <text:p text:style-name="P32">12.2.4 (Support Docs)</text:p>
              </text:list-item>
            </text:list>
            <text:p text:style-name="P30">2017 Section 508</text:p>
            <text:list xml:id="list143018334216313" text:continue-list="list143018222958658" text:style-name="WW8Num12">
              <text:list-item>
                <text:p text:style-name="P33">501 (Web)(Software)</text:p>
              </text:list-item>
              <text:list-item>
                <text:p text:style-name="P52">504.2 (Authoring Tool)</text:p>
              </text:list-item>
            </text:list>
            <text:list xml:id="list143018280922138" text:continue-list="list143019755368690" text:style-name="WW8Num13">
              <text:list-item>
                <text:p text:style-name="P53">602.3 (Support Docs)</text:p>
              </text:list-item>
            </text:list>
          </table:table-cell>
          <table:table-cell table:style-name="Table2.B25" office:value-type="string">
            <text:p text:style-name="P17">Supports</text:p>
          </table:table-cell>
          <table:table-cell table:style-name="Table2.C25" office:value-type="string">
            <text:p text:style-name="P19">The portal provides a unique identifier to each <text:soft-page-break/>plugin/portlet.</text:p>
          </table:table-cell>
        </table:table-row>
        <table:table-row table:style-name="Table2.2">
          <table:table-cell table:style-name="Table2.A26" office:value-type="string">
            <text:p text:style-name="P7"><text:a xlink:type="simple" xlink:href="http://www.w3.org/TR/WCAG20/#ensure-compat-rsv" text:style-name="Internet_20_link" text:visited-style-name="Visited_20_Internet_20_Link"><text:span text:style-name="Internet_20_link"><text:span text:style-name="T3">4.1.2 Name, Role, Value</text:span></text:span></text:a> (Level A)</text:p>
            <text:p text:style-name="P30">Also applies to:</text:p>
            <text:p text:style-name="P30">EN 301 549 Criteria</text:p>
            <text:list xml:id="list3013658038781927376" text:style-name="WW8Num15">
              <text:list-item>
                <text:p text:style-name="P44">9.2.38 (Web)</text:p>
              </text:list-item>
              <text:list-item>
                <text:p text:style-name="P44">10.2.38 (non-web document)</text:p>
              </text:list-item>
              <text:list-item>
                <text:p text:style-name="P44">11.2.1.38 (Software)</text:p>
              </text:list-item>
            </text:list>
            <text:list xml:id="list143019814670328" text:continue-list="list143018280922138" text:style-name="WW8Num13">
              <text:list-item>
                <text:p text:style-name="P34">11.2.2.38 (Closed Software) – Does not apply</text:p>
              </text:list-item>
            </text:list>
            <text:list xml:id="list143020207832333" text:continue-list="list143018334216313" text:style-name="WW8Num12">
              <text:list-item>
                <text:p text:style-name="P31">11.6.2 (Authoring Tool)</text:p>
              </text:list-item>
              <text:list-item>
                <text:p text:style-name="P31">12.1.2 (Product Docs)</text:p>
              </text:list-item>
            </text:list>
            <text:list xml:id="list143019915507941" text:continue-list="list143019814670328" text:style-name="WW8Num13">
              <text:list-item>
                <text:p text:style-name="P32">12.2.4 (Support Docs)</text:p>
              </text:list-item>
            </text:list>
            <text:p text:style-name="P30">2017 Section 508</text:p>
            <text:list xml:id="list143018218455292" text:continue-list="list143020207832333" text:style-name="WW8Num12">
              <text:list-item>
                <text:p text:style-name="P33">501 (Web)(Software)</text:p>
              </text:list-item>
              <text:list-item>
                <text:p text:style-name="P52">504.2 (Authoring Tool)</text:p>
              </text:list-item>
            </text:list>
            <text:list xml:id="list143018862229849" text:continue-list="list143019915507941" text:style-name="WW8Num13">
              <text:list-item>
                <text:p text:style-name="P53">602.3 (Support Docs)</text:p>
              </text:list-item>
            </text:list>
          </table:table-cell>
          <table:table-cell table:style-name="Table2.B26" office:value-type="string">
            <text:p text:style-name="P14">Supports</text:p>
          </table:table-cell>
          <table:table-cell table:style-name="Table2.C26" office:value-type="string">
            <text:p text:style-name="P19">The portal leverages HTML 5 semantic tags.</text:p>
          </table:table-cell>
        </table:table-row>
      </table:table>
      <text:p text:style-name="P9"/>
      <text:h text:style-name="Heading_20_3" text:outline-level="3">Table 2: Success Criteria, Level AA</text:h>
      <text:p text:style-name="Standard">No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5">Criteria</text:p>
            </table:table-cell>
            <table:table-cell table:style-name="Table3.A1" office:value-type="string">
              <text:p text:style-name="P25">Conformance Level </text:p>
            </table:table-cell>
            <table:table-cell table:style-name="Table3.C1" office:value-type="string">
              <text:p text:style-name="P25">Remarks and Explanations</text:p>
            </table:table-cell>
          </table:table-row>
        </table:table-header-rows>
        <table:table-row table:style-name="Table3.2">
          <table:table-cell table:style-name="Table3.A2" office:value-type="string">
            <text:p text:style-name="P7"><text:a xlink:type="simple" xlink:href="http://www.w3.org/TR/WCAG20/#media-equiv-real-time-captions" text:style-name="Internet_20_link" text:visited-style-name="Visited_20_Internet_20_Link"><text:span text:style-name="Internet_20_link"><text:span text:style-name="T3">1.2.4 Captions (Live)</text:span></text:span></text:a> (Level AA)</text:p>
            <text:p text:style-name="P30">Also applies to:</text:p>
            <text:p text:style-name="P30">EN 301 549 Criteria</text:p>
            <text:list xml:id="list143018454700937" text:continue-numbering="true" text:style-name="WW8Num13">
              <text:list-item>
                <text:p text:style-name="P34">9.2.5 (Web)</text:p>
              </text:list-item>
              <text:list-item>
                <text:p text:style-name="P34">10.2.5 (non-web document)</text:p>
              </text:list-item>
              <text:list-item>
                <text:p text:style-name="P34">11.2.1.5 (Software)</text:p>
              </text:list-item>
              <text:list-item>
                <text:p text:style-name="P34">11.2.2.5 (Closed Software) – <text:soft-page-break/>Does not apply</text:p>
              </text:list-item>
            </text:list>
            <text:list xml:id="list143019154278116" text:continue-list="list143018218455292" text:style-name="WW8Num12">
              <text:list-item>
                <text:p text:style-name="P31">11.6.2 (Authoring Tool)</text:p>
              </text:list-item>
              <text:list-item>
                <text:p text:style-name="P31">12.1.2 (Product Docs)</text:p>
              </text:list-item>
            </text:list>
            <text:list xml:id="list143018455523160" text:continue-list="list143018454700937" text:style-name="WW8Num13">
              <text:list-item>
                <text:p text:style-name="P32">12.2.4 (Support Docs)</text:p>
              </text:list-item>
            </text:list>
            <text:p text:style-name="P30">2017 Section 508</text:p>
            <text:list xml:id="list143018361673136" text:continue-list="list143019154278116" text:style-name="WW8Num12">
              <text:list-item>
                <text:p text:style-name="P33">501 (Web)(Software)</text:p>
              </text:list-item>
              <text:list-item>
                <text:p text:style-name="P52">504.2 (Authoring Tool)</text:p>
              </text:list-item>
            </text:list>
            <text:list xml:id="list143020112892195" text:continue-list="list143018455523160" text:style-name="WW8Num13">
              <text:list-item>
                <text:p text:style-name="P53">602.3 (Support Docs)</text:p>
              </text:list-item>
            </text:list>
          </table:table-cell>
          <table:table-cell table:style-name="Table3.B2" office:value-type="string">
            <text:p text:style-name="P10"><text:span text:style-name="T20">Not Applicable</text:span></text:p>
          </table:table-cell>
          <table:table-cell table:style-name="Table3.C2" office:value-type="string">
            <text:p text:style-name="P19">The portal does not include live streaming by default.</text:p>
          </table:table-cell>
        </table:table-row>
        <table:table-row table:style-name="Table3.2">
          <table:table-cell table:style-name="Table3.A3" office:value-type="string">
            <text:p text:style-name="P7"><text:a xlink:type="simple" xlink:href="http://www.w3.org/TR/WCAG20/#media-equiv-audio-desc-only" text:style-name="Internet_20_link" text:visited-style-name="Visited_20_Internet_20_Link"><text:span text:style-name="Internet_20_link"><text:span text:style-name="T3">1.2.5 Audio Description (Prerecorded)</text:span></text:span></text:a> (Level AA)</text:p>
            <text:p text:style-name="P30">Also applies to:</text:p>
            <text:p text:style-name="P30">EN 301 549 Criteria</text:p>
            <text:list xml:id="list143018401437431" text:continue-numbering="true" text:style-name="WW8Num13">
              <text:list-item>
                <text:p text:style-name="P34">9.2.6 (Web)</text:p>
              </text:list-item>
              <text:list-item>
                <text:p text:style-name="P34">10.2.6 (non-web document)</text:p>
              </text:list-item>
              <text:list-item>
                <text:p text:style-name="P34">11.2.1.6 (Software)</text:p>
              </text:list-item>
              <text:list-item>
                <text:p text:style-name="P34">11.2.2.6 (Closed Software) – Does not apply</text:p>
              </text:list-item>
            </text:list>
            <text:list xml:id="list143019263449691" text:continue-list="list143018361673136" text:style-name="WW8Num12">
              <text:list-item>
                <text:p text:style-name="P31">11.6.2 (Authoring Tool)</text:p>
              </text:list-item>
              <text:list-item>
                <text:p text:style-name="P31">12.1.2 (Product Docs)</text:p>
              </text:list-item>
            </text:list>
            <text:list xml:id="list143019231468098" text:continue-list="list143018401437431" text:style-name="WW8Num13">
              <text:list-item>
                <text:p text:style-name="P32">12.2.4 (Support Docs)</text:p>
              </text:list-item>
            </text:list>
            <text:p text:style-name="P30">2017 Section 508</text:p>
            <text:list xml:id="list143018343855781" text:continue-list="list143019263449691" text:style-name="WW8Num12">
              <text:list-item>
                <text:p text:style-name="P33">501 (Web)(Software)</text:p>
              </text:list-item>
              <text:list-item>
                <text:p text:style-name="P52">504.2 (Authoring Tool)</text:p>
              </text:list-item>
            </text:list>
            <text:list xml:id="list143018919826091" text:continue-list="list143019231468098" text:style-name="WW8Num13">
              <text:list-item>
                <text:p text:style-name="P53">602.3 (Support Docs)</text:p>
              </text:list-item>
            </text:list>
          </table:table-cell>
          <table:table-cell table:style-name="Table3.B3" office:value-type="string">
            <text:p text:style-name="P11"><text:span text:style-name="T20"><text:s/>Not Applicable</text:span></text:p>
          </table:table-cell>
          <table:table-cell table:style-name="Table3.C3" office:value-type="string">
            <text:p text:style-name="P19">The portal does not have per-recorded content by default.</text:p>
          </table:table-cell>
        </table:table-row>
        <table:table-row table:style-name="Table3.2">
          <table:table-cell table:style-name="Table3.A4" office:value-type="string">
            <text:p text:style-name="P7"><text:a xlink:type="simple" xlink:href="http://www.w3.org/TR/WCAG20/#visual-audio-contrast-contrast" text:style-name="Internet_20_link" text:visited-style-name="Visited_20_Internet_20_Link"><text:span text:style-name="Internet_20_link"><text:span text:style-name="T3">1.4.3 Contrast (Minimum)</text:span></text:span></text:a> (Level AA)</text:p>
            <text:p text:style-name="P30">Also applies to:</text:p>
            <text:p text:style-name="P30">EN 301 549 Criteria</text:p>
            <text:list xml:id="list143019999500797" text:continue-numbering="true" text:style-name="WW8Num13">
              <text:list-item>
                <text:p text:style-name="P34">9.2.12 (Web)</text:p>
              </text:list-item>
              <text:list-item>
                <text:p text:style-name="P34">10.2.12 (non-web document)</text:p>
              </text:list-item>
              <text:list-item>
                <text:p text:style-name="P34">11.2.1.12 (Software)</text:p>
              </text:list-item>
              <text:list-item>
                <text:p text:style-name="P34">11.2.2.12 (Closed Software) – Does not apply</text:p>
              </text:list-item>
            </text:list>
            <text:list xml:id="list143018612787934" text:continue-list="list143018343855781" text:style-name="WW8Num12">
              <text:list-item>
                <text:p text:style-name="P31">11.6.2 (Authoring Tool)</text:p>
              </text:list-item>
              <text:list-item>
                <text:p text:style-name="P31">12.1.2 (Product Docs)</text:p>
              </text:list-item>
            </text:list>
            <text:list xml:id="list143018659236927" text:continue-list="list143019999500797" text:style-name="WW8Num13">
              <text:list-item>
                <text:p text:style-name="P32">12.2.4 (Support Docs)</text:p>
              </text:list-item>
            </text:list>
            <text:p text:style-name="P30">2017 Section 508</text:p>
            <text:list xml:id="list143018656057791" text:continue-list="list143018612787934" text:style-name="WW8Num12">
              <text:list-item>
                <text:p text:style-name="P33">501 (Web)(Software)</text:p>
              </text:list-item>
              <text:list-item>
                <text:p text:style-name="P52">504.2 (Authoring Tool)</text:p>
              </text:list-item>
            </text:list>
            <text:list xml:id="list143018560414939" text:continue-list="list143018659236927" text:style-name="WW8Num13">
              <text:list-item>
                <text:p text:style-name="P53">602.3 (Support Docs)</text:p>
              </text:list-item>
            </text:list>
          </table:table-cell>
          <table:table-cell table:style-name="Table3.B4" office:value-type="string">
            <text:p text:style-name="P18">Supports</text:p>
          </table:table-cell>
          <table:table-cell table:style-name="Table3.C4" office:value-type="string">
            <text:p text:style-name="P19">The portal styles are designed to meet WCAG contrast requirements.</text:p>
          </table:table-cell>
        </table:table-row>
        <table:table-row table:style-name="Table3.2">
          <table:table-cell table:style-name="Table3.A5" office:value-type="string">
            <text:p text:style-name="P7"><text:a xlink:type="simple" xlink:href="http://www.w3.org/TR/WCAG20/#visual-audio-contrast-scale" text:style-name="Internet_20_link" text:visited-style-name="Visited_20_Internet_20_Link"><text:span text:style-name="Internet_20_link"><text:span text:style-name="T3">1.4.4 Resize text</text:span></text:span></text:a> (Level AA)</text:p>
            <text:p text:style-name="P30">Also applies to:</text:p>
            <text:p text:style-name="P30">EN 301 549 Criteria</text:p>
            <text:list xml:id="list143019555948123" text:continue-numbering="true" text:style-name="WW8Num13">
              <text:list-item>
                <text:p text:style-name="P34"><text:soft-page-break/>9.2.13 (Web)</text:p>
              </text:list-item>
              <text:list-item>
                <text:p text:style-name="P34">10.2.13 (non-web document)</text:p>
              </text:list-item>
              <text:list-item>
                <text:p text:style-name="P34">11.2.1.13 (Software)</text:p>
              </text:list-item>
              <text:list-item>
                <text:p text:style-name="P34">11.2.2.13 (Closed Software)</text:p>
              </text:list-item>
            </text:list>
            <text:list xml:id="list143018970374035" text:continue-list="list143018656057791" text:style-name="WW8Num12">
              <text:list-item>
                <text:p text:style-name="P31">11.6.2 (Authoring Tool)</text:p>
              </text:list-item>
              <text:list-item>
                <text:p text:style-name="P31">12.1.2 (Product Docs)</text:p>
              </text:list-item>
            </text:list>
            <text:list xml:id="list143019937949775" text:continue-list="list143019555948123" text:style-name="WW8Num13">
              <text:list-item>
                <text:p text:style-name="P32">12.2.4 (Support Docs)</text:p>
              </text:list-item>
            </text:list>
            <text:p text:style-name="P30">2017 Section 508</text:p>
            <text:list xml:id="list143018775004812" text:continue-list="list143018970374035" text:style-name="WW8Num12">
              <text:list-item>
                <text:p text:style-name="P33">501 (Web)(Software)</text:p>
              </text:list-item>
              <text:list-item>
                <text:p text:style-name="P52">504.2 (Authoring Tool)</text:p>
              </text:list-item>
            </text:list>
            <text:list xml:id="list143019964943011" text:continue-list="list143019937949775" text:style-name="WW8Num13">
              <text:list-item>
                <text:p text:style-name="P53">602.3 (Support Docs)</text:p>
              </text:list-item>
            </text:list>
          </table:table-cell>
          <table:table-cell table:style-name="Table3.B5" office:value-type="string">
            <text:p text:style-name="P18">Supports</text:p>
          </table:table-cell>
          <table:table-cell table:style-name="Table3.C5" office:value-type="string">
            <text:p text:style-name="P19">Portal text is designed to be responsive and re-sizable.</text:p>
          </table:table-cell>
        </table:table-row>
        <table:table-row table:style-name="Table3.2">
          <table:table-cell table:style-name="Table3.A6" office:value-type="string">
            <text:p text:style-name="P7"><text:a xlink:type="simple" xlink:href="http://www.w3.org/TR/WCAG20/#visual-audio-contrast-text-presentation" text:style-name="Internet_20_link" text:visited-style-name="Visited_20_Internet_20_Link"><text:span text:style-name="Internet_20_link"><text:span text:style-name="T3">1.4.5 Images of Text</text:span></text:span></text:a> (Level AA)</text:p>
            <text:p text:style-name="P30">Also applies to:</text:p>
            <text:p text:style-name="P30">EN 301 549 Criteria</text:p>
            <text:list xml:id="list143018738401840" text:continue-numbering="true" text:style-name="WW8Num13">
              <text:list-item>
                <text:p text:style-name="P34">9.2.14 (Web)</text:p>
              </text:list-item>
              <text:list-item>
                <text:p text:style-name="P34">10.2.14 (non-web document)</text:p>
              </text:list-item>
              <text:list-item>
                <text:p text:style-name="P34">11.2.1.14 (Software)</text:p>
              </text:list-item>
              <text:list-item>
                <text:p text:style-name="P34">11.2.2.14 (Closed Software) – Does not apply</text:p>
              </text:list-item>
            </text:list>
            <text:list xml:id="list143018918428171" text:continue-list="list143018775004812" text:style-name="WW8Num12">
              <text:list-item>
                <text:p text:style-name="P31">11.6.2 (Authoring Tool)</text:p>
              </text:list-item>
              <text:list-item>
                <text:p text:style-name="P31">12.1.2 (Product Docs)</text:p>
              </text:list-item>
            </text:list>
            <text:list xml:id="list143019378593353" text:continue-list="list143018738401840" text:style-name="WW8Num13">
              <text:list-item>
                <text:p text:style-name="P32">12.2.4 (Support Docs)</text:p>
              </text:list-item>
            </text:list>
            <text:p text:style-name="P30">2017 Section 508</text:p>
            <text:list xml:id="list143019111362142" text:continue-list="list143018918428171" text:style-name="WW8Num12">
              <text:list-item>
                <text:p text:style-name="P33">501 (Web)(Software)</text:p>
              </text:list-item>
              <text:list-item>
                <text:p text:style-name="P52">504.2 (Authoring Tool)</text:p>
              </text:list-item>
            </text:list>
            <text:list xml:id="list143018765774371" text:continue-list="list143019378593353" text:style-name="WW8Num13">
              <text:list-item>
                <text:p text:style-name="P53">602.3 (Support Docs)</text:p>
              </text:list-item>
            </text:list>
          </table:table-cell>
          <table:table-cell table:style-name="Table3.B6" office:value-type="string">
            <text:p text:style-name="P18">Supports</text:p>
          </table:table-cell>
          <table:table-cell table:style-name="Table3.C6" office:value-type="string">
            <text:p text:style-name="P19">The portal provides all content in a textual format, or with a textual alternative.</text:p>
          </table:table-cell>
        </table:table-row>
        <table:table-row table:style-name="Table3.2">
          <table:table-cell table:style-name="Table3.A7" office:value-type="string">
            <text:p text:style-name="P7"><text:a xlink:type="simple" xlink:href="http://www.w3.org/TR/WCAG20/#navigation-mechanisms-mult-loc" text:style-name="Internet_20_link" text:visited-style-name="Visited_20_Internet_20_Link"><text:span text:style-name="Internet_20_link"><text:span text:style-name="T3">2.4.5 Multiple Ways</text:span></text:span></text:a> (Level AA)</text:p>
            <text:p text:style-name="P30">Also applies to:</text:p>
            <text:p text:style-name="P30">EN 301 549 Criteria</text:p>
            <text:list xml:id="list5121121029860351752" text:style-name="WW8Num5">
              <text:list-item>
                <text:p text:style-name="P45">9.2.24 (Web)</text:p>
              </text:list-item>
              <text:list-item>
                <text:p text:style-name="P45">10.2.24 (non-web document) – Does not apply</text:p>
              </text:list-item>
              <text:list-item>
                <text:p text:style-name="P45">11.2.1.24 (Software) – Does not apply</text:p>
              </text:list-item>
            </text:list>
            <text:list xml:id="list143018757158963" text:continue-list="list143018765774371" text:style-name="WW8Num13">
              <text:list-item>
                <text:p text:style-name="P34">11.2.2.24 (Closed Software) – Does not apply</text:p>
              </text:list-item>
            </text:list>
            <text:list xml:id="list143018671693891" text:continue-list="list143019111362142" text:style-name="WW8Num12">
              <text:list-item>
                <text:p text:style-name="P31">11.6.2 (Authoring Tool)</text:p>
              </text:list-item>
              <text:list-item>
                <text:p text:style-name="P31">12.1.2 (Product Docs)</text:p>
              </text:list-item>
            </text:list>
            <text:list xml:id="list143019158589287" text:continue-list="list143018757158963" text:style-name="WW8Num13">
              <text:list-item>
                <text:p text:style-name="P32">12.2.4 (Support Docs)</text:p>
              </text:list-item>
            </text:list>
            <text:p text:style-name="P30">2017 Section 508</text:p>
            <text:list xml:id="list143019135993409" text:continue-list="list143018671693891" text:style-name="WW8Num12">
              <text:list-item>
                <text:p text:style-name="P33">501 (Web)(Software) – Does not apply to non-web software</text:p>
              </text:list-item>
              <text:list-item>
                <text:p text:style-name="P52"><text:soft-page-break/>504.2 (Authoring Tool)</text:p>
              </text:list-item>
            </text:list>
            <text:list xml:id="list143019654762263" text:continue-list="list143019158589287" text:style-name="WW8Num13">
              <text:list-item>
                <text:p text:style-name="P53">602.3 (Support Docs) – Does not apply to non-web docs</text:p>
              </text:list-item>
            </text:list>
          </table:table-cell>
          <table:table-cell table:style-name="Table3.B7" office:value-type="string">
            <text:p text:style-name="P18">Supports</text:p>
          </table:table-cell>
          <table:table-cell table:style-name="Table3.C7" office:value-type="string">
            <text:p text:style-name="P19">Portal pages can be reached from the site map, from search, or from deep linking.</text:p>
          </table:table-cell>
        </table:table-row>
        <table:table-row table:style-name="Table3.2">
          <table:table-cell table:style-name="Table3.A8" office:value-type="string">
            <text:p text:style-name="P7"><text:a xlink:type="simple" xlink:href="http://www.w3.org/TR/WCAG20/#navigation-mechanisms-descriptive" text:style-name="Internet_20_link" text:visited-style-name="Visited_20_Internet_20_Link"><text:span text:style-name="Internet_20_link"><text:span text:style-name="T3">2.4.6 Headings and Labels</text:span></text:span></text:a> (Level AA)</text:p>
            <text:p text:style-name="P30">Also applies to:</text:p>
            <text:p text:style-name="P30">EN 301 549 Criteria</text:p>
            <text:list xml:id="list143018297495694" text:continue-numbering="true" text:style-name="WW8Num13">
              <text:list-item>
                <text:p text:style-name="P34">9.2.25 (Web)</text:p>
              </text:list-item>
              <text:list-item>
                <text:p text:style-name="P34">10.2.25 (non-web document)</text:p>
              </text:list-item>
              <text:list-item>
                <text:p text:style-name="P34">11.2.1.25 (Software)</text:p>
              </text:list-item>
            </text:list>
            <text:list xml:id="list143018561418733" text:continue-list="list143019135993409" text:style-name="WW8Num12">
              <text:list-item>
                <text:p text:style-name="P33">11.2.2.25 (Closed Software) – Does not apply</text:p>
              </text:list-item>
              <text:list-item>
                <text:p text:style-name="P31">11.6.2 (Authoring Tool)</text:p>
              </text:list-item>
              <text:list-item>
                <text:p text:style-name="P31">12.1.2 (Product Docs)</text:p>
              </text:list-item>
            </text:list>
            <text:list xml:id="list143020132962287" text:continue-list="list143018297495694" text:style-name="WW8Num13">
              <text:list-item>
                <text:p text:style-name="P32">12.2.4 (Support Docs)</text:p>
              </text:list-item>
            </text:list>
            <text:p text:style-name="P30">2017 Section 508</text:p>
            <text:list xml:id="list143018340308086" text:continue-list="list143018561418733" text:style-name="WW8Num12">
              <text:list-item>
                <text:p text:style-name="P33">501 (Web)(Software)</text:p>
              </text:list-item>
              <text:list-item>
                <text:p text:style-name="P52">504.2 (Authoring Tool)</text:p>
              </text:list-item>
            </text:list>
            <text:list xml:id="list143019472423746" text:continue-list="list143020132962287" text:style-name="WW8Num13">
              <text:list-item>
                <text:p text:style-name="P53">602.3 (Support Docs)</text:p>
              </text:list-item>
            </text:list>
          </table:table-cell>
          <table:table-cell table:style-name="Table3.B8" office:value-type="string">
            <text:p text:style-name="P18">Supports</text:p>
          </table:table-cell>
          <table:table-cell table:style-name="Table3.C8" office:value-type="string">
            <text:p text:style-name="P19">Portlet sections come with a heading by default.</text:p>
          </table:table-cell>
        </table:table-row>
        <table:table-row table:style-name="Table3.2">
          <table:table-cell table:style-name="Table3.A9" office:value-type="string">
            <text:p text:style-name="P7"><text:a xlink:type="simple" xlink:href="http://www.w3.org/TR/WCAG20/#navigation-mechanisms-focus-visible" text:style-name="Internet_20_link" text:visited-style-name="Visited_20_Internet_20_Link"><text:span text:style-name="Internet_20_link"><text:span text:style-name="T3">2.4.7 Focus Visible</text:span></text:span></text:a> (Level AA)</text:p>
            <text:p text:style-name="P30">Also applies to:</text:p>
            <text:p text:style-name="P30">EN 301 549 Criteria</text:p>
            <text:list xml:id="list7605243925194006814" text:style-name="WW8Num14">
              <text:list-item>
                <text:p text:style-name="P46">9.2.26 (Web)</text:p>
              </text:list-item>
              <text:list-item>
                <text:p text:style-name="P46">10.2.26 (non-web document)</text:p>
              </text:list-item>
              <text:list-item>
                <text:p text:style-name="P46">11.2.1.26 (Software)</text:p>
              </text:list-item>
            </text:list>
            <text:list xml:id="list143019534183960" text:continue-list="list143019472423746" text:style-name="WW8Num13">
              <text:list-item>
                <text:p text:style-name="P34">11.2.2.26 (Closed Software) – Does not apply</text:p>
              </text:list-item>
            </text:list>
            <text:list xml:id="list143019762826366" text:continue-list="list143018340308086" text:style-name="WW8Num12">
              <text:list-item>
                <text:p text:style-name="P31">11.6.2 (Authoring Tool)</text:p>
              </text:list-item>
              <text:list-item>
                <text:p text:style-name="P31">12.1.2 (Product Docs)</text:p>
              </text:list-item>
            </text:list>
            <text:list xml:id="list143020049328899" text:continue-list="list143019534183960" text:style-name="WW8Num13">
              <text:list-item>
                <text:p text:style-name="P32">12.2.4 (Support Docs)</text:p>
              </text:list-item>
            </text:list>
            <text:p text:style-name="P30">2017 Section 508</text:p>
            <text:list xml:id="list143019015573632" text:continue-list="list143019762826366" text:style-name="WW8Num12">
              <text:list-item>
                <text:p text:style-name="P33">501 (Web)(Software)</text:p>
              </text:list-item>
              <text:list-item>
                <text:p text:style-name="P52">504.2 (Authoring Tool)</text:p>
              </text:list-item>
            </text:list>
            <text:list xml:id="list143019479961729" text:continue-list="list143020049328899" text:style-name="WW8Num13">
              <text:list-item>
                <text:p text:style-name="P53">602.3 (Support Docs)</text:p>
              </text:list-item>
            </text:list>
          </table:table-cell>
          <table:table-cell table:style-name="Table3.B9" office:value-type="string">
            <text:p text:style-name="P18">Supports</text:p>
          </table:table-cell>
          <table:table-cell table:style-name="Table3.C9" office:value-type="string">
            <text:p text:style-name="P19">The portal styles are designed to highlight the current focus.</text:p>
          </table:table-cell>
        </table:table-row>
        <table:table-row table:style-name="Table3.2">
          <table:table-cell table:style-name="Table3.A10" office:value-type="string">
            <text:p text:style-name="P7"><text:a xlink:type="simple" xlink:href="http://www.w3.org/TR/WCAG20/#meaning-other-lang-id" text:style-name="Internet_20_link" text:visited-style-name="Visited_20_Internet_20_Link"><text:span text:style-name="Internet_20_link"><text:span text:style-name="T3">3.1.2 Language of Parts</text:span></text:span></text:a> (Level AA)</text:p>
            <text:p text:style-name="P30">Also applies to:</text:p>
            <text:p text:style-name="P30">EN 301 549 Criteria</text:p>
            <text:list xml:id="list6669646351092471165" text:style-name="WW8Num4">
              <text:list-item>
                <text:p text:style-name="P47">9.2.28 (Web)</text:p>
              </text:list-item>
              <text:list-item>
                <text:p text:style-name="P47">10.2.28 (non-web document)</text:p>
              </text:list-item>
              <text:list-item>
                <text:p text:style-name="P47">11.2.1.28 (Software) – Does not apply</text:p>
              </text:list-item>
            </text:list>
            <text:list xml:id="list143019111803289" text:continue-list="list143019479961729" text:style-name="WW8Num13">
              <text:list-item>
                <text:p text:style-name="P34">11.2.2.28 (Closed Software) – Does not apply</text:p>
              </text:list-item>
            </text:list>
            <text:list xml:id="list143019031121186" text:continue-list="list143019015573632" text:style-name="WW8Num12">
              <text:list-item>
                <text:p text:style-name="P31"><text:soft-page-break/>11.6.2 (Authoring Tool)</text:p>
              </text:list-item>
              <text:list-item>
                <text:p text:style-name="P31">12.1.2 (Product Docs)</text:p>
              </text:list-item>
            </text:list>
            <text:list xml:id="list143018746133969" text:continue-list="list143019111803289" text:style-name="WW8Num13">
              <text:list-item>
                <text:p text:style-name="P32">12.2.4 (Support Docs)</text:p>
              </text:list-item>
            </text:list>
            <text:p text:style-name="P30">2017 Section 508</text:p>
            <text:list xml:id="list143019215852829" text:continue-list="list143019031121186" text:style-name="WW8Num12">
              <text:list-item>
                <text:p text:style-name="P33">501 (Web)(Software)</text:p>
              </text:list-item>
              <text:list-item>
                <text:p text:style-name="P52">504.2 (Authoring Tool)</text:p>
              </text:list-item>
            </text:list>
            <text:list xml:id="list143018469340286" text:continue-list="list143018746133969" text:style-name="WW8Num13">
              <text:list-item>
                <text:p text:style-name="P53">602.3 (Support Docs)</text:p>
              </text:list-item>
            </text:list>
          </table:table-cell>
          <table:table-cell table:style-name="Table3.B10" office:value-type="string">
            <text:p text:style-name="P18">Supports</text:p>
          </table:table-cell>
          <table:table-cell table:style-name="Table3.C10" office:value-type="string">
            <text:p text:style-name="P10"/>
          </table:table-cell>
        </table:table-row>
        <table:table-row table:style-name="Table3.2">
          <table:table-cell table:style-name="Table3.A11" office:value-type="string">
            <text:p text:style-name="P7"><text:a xlink:type="simple" xlink:href="http://www.w3.org/TR/WCAG20/#consistent-behavior-consistent-locations" text:style-name="Internet_20_link" text:visited-style-name="Visited_20_Internet_20_Link"><text:span text:style-name="Internet_20_link"><text:span text:style-name="T3">3.2.3 Consistent Navigation</text:span></text:span></text:a> (Level AA)</text:p>
            <text:p text:style-name="P30">Also applies to:</text:p>
            <text:p text:style-name="P30">EN 301 549 Criteria</text:p>
            <text:list xml:id="list887273714158853335" text:style-name="WW8Num18">
              <text:list-item>
                <text:p text:style-name="P48">9.2.31 (Web)</text:p>
              </text:list-item>
              <text:list-item>
                <text:p text:style-name="P48">10.2.31 (non-web document) – Does not apply</text:p>
              </text:list-item>
              <text:list-item>
                <text:p text:style-name="P48">11.2.1.31 (Software) – Does not apply</text:p>
              </text:list-item>
            </text:list>
            <text:list xml:id="list143020236457274" text:continue-list="list143018469340286" text:style-name="WW8Num13">
              <text:list-item>
                <text:p text:style-name="P34">11.2.2.31 (Closed Software) – Does not apply</text:p>
              </text:list-item>
            </text:list>
            <text:list xml:id="list143019105433004" text:continue-list="list143019215852829" text:style-name="WW8Num12">
              <text:list-item>
                <text:p text:style-name="P31">11.6.2 (Authoring Tool)</text:p>
              </text:list-item>
              <text:list-item>
                <text:p text:style-name="P31">12.1.2 (Product Docs)</text:p>
              </text:list-item>
            </text:list>
            <text:list xml:id="list143019524997944" text:continue-list="list143020236457274" text:style-name="WW8Num13">
              <text:list-item>
                <text:p text:style-name="P32">12.2.4 (Support Docs)</text:p>
              </text:list-item>
            </text:list>
            <text:p text:style-name="P30">2017 Section 508</text:p>
            <text:list xml:id="list143018841759545" text:continue-list="list143019105433004" text:style-name="WW8Num12">
              <text:list-item>
                <text:p text:style-name="P33">501 (Web)(Software) – Does not apply to non-web software</text:p>
              </text:list-item>
              <text:list-item>
                <text:p text:style-name="P52">504.2 (Authoring Tool)</text:p>
              </text:list-item>
            </text:list>
            <text:list xml:id="list143020104558842" text:continue-list="list143019524997944" text:style-name="WW8Num13">
              <text:list-item>
                <text:p text:style-name="P53">602.3 (Support Docs) – Does not apply to non-web docs</text:p>
              </text:list-item>
            </text:list>
          </table:table-cell>
          <table:table-cell table:style-name="Table3.B11" office:value-type="string">
            <text:p text:style-name="P18">Supports</text:p>
          </table:table-cell>
          <table:table-cell table:style-name="Table3.C11" office:value-type="string">
            <text:p text:style-name="P20">By default the portal comes with a sitemap at the bottom of the page.</text:p>
          </table:table-cell>
        </table:table-row>
        <table:table-row table:style-name="Table3.2">
          <table:table-cell table:style-name="Table3.A12" office:value-type="string">
            <text:p text:style-name="P7"><text:a xlink:type="simple" xlink:href="http://www.w3.org/TR/WCAG20/#consistent-behavior-consistent-functionality" text:style-name="Internet_20_link" text:visited-style-name="Visited_20_Internet_20_Link"><text:span text:style-name="Internet_20_link"><text:span text:style-name="T3">3.2.4 Consistent Identification</text:span></text:span></text:a> (Level AA)</text:p>
            <text:p text:style-name="P30">Also applies to:</text:p>
            <text:p text:style-name="P30">EN 301 549 Criteria</text:p>
            <text:list xml:id="list3062746300112068843" text:style-name="WW8Num6">
              <text:list-item>
                <text:p text:style-name="P49">9.2.32 (Web)</text:p>
              </text:list-item>
              <text:list-item>
                <text:p text:style-name="P49">10.2.32 (non-web document) – Does not apply</text:p>
              </text:list-item>
              <text:list-item>
                <text:p text:style-name="P49">11.2.1.32 (Software) – Does not apply</text:p>
              </text:list-item>
            </text:list>
            <text:list xml:id="list143020239207033" text:continue-list="list143020104558842" text:style-name="WW8Num13">
              <text:list-item>
                <text:p text:style-name="P34">11.2.2.32 (Closed Software) – Does not apply</text:p>
              </text:list-item>
            </text:list>
            <text:list xml:id="list143018268883648" text:continue-list="list143018841759545" text:style-name="WW8Num12">
              <text:list-item>
                <text:p text:style-name="P31">11.6.2 (Authoring Tool)</text:p>
              </text:list-item>
              <text:list-item>
                <text:p text:style-name="P31">12.1.2 (Product Docs)</text:p>
              </text:list-item>
            </text:list>
            <text:list xml:id="list143019432428818" text:continue-list="list143020239207033" text:style-name="WW8Num13">
              <text:list-item>
                <text:p text:style-name="P32">12.2.4 (Support Docs)</text:p>
              </text:list-item>
            </text:list>
            <text:p text:style-name="P30">2017 Section 508</text:p>
            <text:list xml:id="list143020128279178" text:continue-list="list143018268883648" text:style-name="WW8Num12">
              <text:list-item>
                <text:p text:style-name="P33">501 (Web)(Software) – Does <text:soft-page-break/>not apply to non-web software</text:p>
              </text:list-item>
              <text:list-item>
                <text:p text:style-name="P52">504.2 (Authoring Tool)</text:p>
              </text:list-item>
            </text:list>
            <text:list xml:id="list143018361426387" text:continue-list="list143019432428818" text:style-name="WW8Num13">
              <text:list-item>
                <text:p text:style-name="P53">602.3 (Support Docs) – Does not apply to non-web docs</text:p>
              </text:list-item>
            </text:list>
          </table:table-cell>
          <table:table-cell table:style-name="Table3.B12" office:value-type="string">
            <text:p text:style-name="P18">Supports</text:p>
          </table:table-cell>
          <table:table-cell table:style-name="Table3.C12" office:value-type="string">
            <text:p text:style-name="P20">The portal strives to maintain consistent design and accessibility patterns.</text:p>
          </table:table-cell>
        </table:table-row>
        <table:table-row table:style-name="Table3.2">
          <table:table-cell table:style-name="Table3.A13" office:value-type="string">
            <text:p text:style-name="P7"><text:a xlink:type="simple" xlink:href="http://www.w3.org/TR/WCAG20/#minimize-error-suggestions" text:style-name="Internet_20_link" text:visited-style-name="Visited_20_Internet_20_Link"><text:span text:style-name="Internet_20_link"><text:span text:style-name="T3">3.3.3 Error Suggestion</text:span></text:span></text:a> (Level AA)</text:p>
            <text:p text:style-name="P30">Also applies to:</text:p>
            <text:p text:style-name="P30">EN 301 549 Criteria</text:p>
            <text:list xml:id="list7091392394392953672" text:style-name="WW8Num19">
              <text:list-item>
                <text:p text:style-name="P50">9.2.35 (Web)</text:p>
              </text:list-item>
              <text:list-item>
                <text:p text:style-name="P50">10.2.35 (non-web document)</text:p>
              </text:list-item>
              <text:list-item>
                <text:p text:style-name="P50">11.2.1.35 (Software)</text:p>
              </text:list-item>
            </text:list>
            <text:list xml:id="list143019701670074" text:continue-list="list143018361426387" text:style-name="WW8Num13">
              <text:list-item>
                <text:p text:style-name="P34">11.2.2.35 (Closed Software) – Does not apply</text:p>
              </text:list-item>
            </text:list>
            <text:list xml:id="list143019972367895" text:continue-list="list143020128279178" text:style-name="WW8Num12">
              <text:list-item>
                <text:p text:style-name="P31">11.6.2 (Authoring Tool)</text:p>
              </text:list-item>
              <text:list-item>
                <text:p text:style-name="P31">12.1.2 (Product Docs)</text:p>
              </text:list-item>
            </text:list>
            <text:list xml:id="list143019506512814" text:continue-list="list143019701670074" text:style-name="WW8Num13">
              <text:list-item>
                <text:p text:style-name="P32">12.2.4 (Support Docs)</text:p>
              </text:list-item>
            </text:list>
            <text:p text:style-name="P30">2017 Section 508</text:p>
            <text:list xml:id="list143020140424622" text:continue-list="list143019972367895" text:style-name="WW8Num12">
              <text:list-item>
                <text:p text:style-name="P33">501 (Web)(Software)</text:p>
              </text:list-item>
              <text:list-item>
                <text:p text:style-name="P52">504.2 (Authoring Tool)</text:p>
              </text:list-item>
            </text:list>
            <text:list xml:id="list143020195015964" text:continue-list="list143019506512814" text:style-name="WW8Num13">
              <text:list-item>
                <text:p text:style-name="P53">602.3 (Support Docs)</text:p>
              </text:list-item>
            </text:list>
          </table:table-cell>
          <table:table-cell table:style-name="Table3.B13" office:value-type="string">
            <text:p text:style-name="P18">Supports</text:p>
          </table:table-cell>
          <table:table-cell table:style-name="Table3.C13" office:value-type="string">
            <text:p text:style-name="P20">Inputs include informative messages that suggest the correct input pattern.</text:p>
          </table:table-cell>
        </table:table-row>
        <table:table-row table:style-name="Table3.2">
          <table:table-cell table:style-name="Table3.A14" office:value-type="string">
            <text:p text:style-name="P7"><text:a xlink:type="simple" xlink:href="http://www.w3.org/TR/WCAG20/#minimize-error-reversible" text:style-name="Internet_20_link" text:visited-style-name="Visited_20_Internet_20_Link"><text:span text:style-name="Internet_20_link"><text:span text:style-name="T3">3.3.4 Error Prevention (Legal, Financial, Data)</text:span></text:span></text:a> (Level AA)</text:p>
            <text:p text:style-name="P30">Also applies to:</text:p>
            <text:p text:style-name="P30">EN 301 549 Criteria</text:p>
            <text:list xml:id="list9042306832531316076" text:style-name="WW8Num9">
              <text:list-item>
                <text:p text:style-name="P51">9.2.36 (Web)</text:p>
              </text:list-item>
              <text:list-item>
                <text:p text:style-name="P51">10.2.36 (non-web document)</text:p>
              </text:list-item>
              <text:list-item>
                <text:p text:style-name="P51">11.2.1.36 (Software)</text:p>
              </text:list-item>
            </text:list>
            <text:list xml:id="list143019040767104" text:continue-list="list143020195015964" text:style-name="WW8Num13">
              <text:list-item>
                <text:p text:style-name="P34">11.2.2.36 (Closed Software) – Does not apply</text:p>
              </text:list-item>
            </text:list>
            <text:list xml:id="list143018308640131" text:continue-list="list143020140424622" text:style-name="WW8Num12">
              <text:list-item>
                <text:p text:style-name="P31">11.6.2 (Authoring Tool)</text:p>
              </text:list-item>
              <text:list-item>
                <text:p text:style-name="P31">12.1.2 (Product Docs)</text:p>
              </text:list-item>
            </text:list>
            <text:list xml:id="list143019418493512" text:continue-list="list143019040767104" text:style-name="WW8Num13">
              <text:list-item>
                <text:p text:style-name="P32">12.2.4 (Support Docs)</text:p>
              </text:list-item>
            </text:list>
            <text:p text:style-name="P30">2017 Section 508</text:p>
            <text:list xml:id="list143019107522036" text:continue-list="list143018308640131" text:style-name="WW8Num12">
              <text:list-item>
                <text:p text:style-name="P33">501 (Web)(Software)</text:p>
              </text:list-item>
              <text:list-item>
                <text:p text:style-name="P52">504.2 (Authoring Tool)</text:p>
              </text:list-item>
            </text:list>
            <text:list xml:id="list143018624993355" text:continue-list="list143019418493512" text:style-name="WW8Num13">
              <text:list-item>
                <text:p text:style-name="P53">602.3 (Support Docs)</text:p>
              </text:list-item>
            </text:list>
          </table:table-cell>
          <table:table-cell table:style-name="Table3.B14" office:value-type="string">
            <text:p text:style-name="P18">Supports</text:p>
          </table:table-cell>
          <table:table-cell table:style-name="Table3.C14" office:value-type="string">
            <text:p text:style-name="P20">The portal scrubs incoming values and provides confirmation before delete opterations.</text:p>
          </table:table-cell>
        </table:table-row>
      </table:table>
      <text:p text:style-name="P9"/>
      <text:h text:style-name="Heading_20_3" text:outline-level="3">Table 3: Success Criteria, Level AAA</text:h>
      <text:p text:style-name="Text_20_body">Not Applicable</text:p>
      <text:h text:style-name="Heading_20_2" text:outline-level="2">2017 Section 508 Report</text:h>
      <text:p text:style-name="P4"><text:soft-page-break/>WCAG 2.0 AA encompasses all of the Section 508 requirements.</text:p>
      <text:h text:style-name="Heading_20_3" text:outline-level="3">Chapter 3: Functional Performance Criteria (FPC)</text:h>
      <text:p text:style-name="Text_20_body">Not applicable</text:p>
      <text:h text:style-name="Heading_20_3" text:outline-level="3">Chapter 4: Hardware</text:h>
      <text:p text:style-name="P54">Not applicable, uPortal is a Web application.</text:p>
      <text:h text:style-name="Heading_20_3" text:outline-level="3">Chapter 5: Software</text:h>
      <text:p text:style-name="Text_20_body">Not applicable, <text:span text:style-name="T21">uPortal is a Web Application.</text:span></text:p>
      <text:h text:style-name="P57" text:outline-level="3">Chapter 6: Support Documentation and Services</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Criteria</text:p>
            </table:table-cell>
            <table:table-cell table:style-name="Table8.A1" office:value-type="string">
              <text:p text:style-name="P24">Conformance Level </text:p>
            </table:table-cell>
            <table:table-cell table:style-name="Table8.C1" office:value-type="string">
              <text:p text:style-name="P24">Remarks and Explanations</text:p>
            </table:table-cell>
          </table:table-row>
        </table:table-header-rows>
        <table:table-row table:style-name="Table8.1">
          <table:table-cell table:style-name="Table8.A2" office:value-type="string">
            <text:p text:style-name="P28">601.1 Scope</text:p>
          </table:table-cell>
          <table:table-cell table:style-name="Table8.A2" office:value-type="string">
            <text:p text:style-name="P26">Heading cell – no response required</text:p>
          </table:table-cell>
          <table:table-cell table:style-name="Table8.C2" office:value-type="string">
            <text:p text:style-name="P26">Heading cell – no response required</text:p>
          </table:table-cell>
        </table:table-row>
        <table:table-row table:style-name="Table8.1">
          <table:table-cell table:style-name="Table8.A2" office:value-type="string">
            <text:p text:style-name="P23"><text:span text:style-name="Strong_20_Emphasis"><text:span text:style-name="T12">602 Support Documentation</text:span></text:span></text:p>
          </table:table-cell>
          <table:table-cell table:style-name="Table8.A2" office:value-type="string">
            <text:p text:style-name="P26">Heading cell – no response required</text:p>
          </table:table-cell>
          <table:table-cell table:style-name="Table8.C2" office:value-type="string">
            <text:p text:style-name="P26">Heading cell – no response required</text:p>
          </table:table-cell>
        </table:table-row>
        <table:table-row table:style-name="Table8.1">
          <table:table-cell table:style-name="Table8.A4" office:value-type="string">
            <text:p text:style-name="P23">602.2 Accessibility and Compatibility Features</text:p>
          </table:table-cell>
          <table:table-cell table:style-name="Table8.B4" office:value-type="string">
            <text:p text:style-name="P29">Supports</text:p>
          </table:table-cell>
          <table:table-cell table:style-name="Table8.C4" office:value-type="string">
            <text:p text:style-name="P27"/>
          </table:table-cell>
        </table:table-row>
        <table:table-row table:style-name="Table8.1">
          <table:table-cell table:style-name="Table8.A5" office:value-type="string">
            <text:p text:style-name="P23">602.3 Electronic Support Documentation</text:p>
          </table:table-cell>
          <table:table-cell table:style-name="Table8.B5" office:value-type="string">
            <text:p text:style-name="P23"><text:span text:style-name="T17">See </text:span><text:a xlink:type="simple" xlink:href="#WCAG" text:style-name="Internet_20_link" text:visited-style-name="Visited_20_Internet_20_Link"><text:span text:style-name="Internet_20_link"><text:span text:style-name="T19">WCAG 2.0</text:span></text:span></text:a><text:span text:style-name="T17"> section</text:span></text:p>
          </table:table-cell>
          <table:table-cell table:style-name="Table8.C2" office:value-type="string">
            <text:p text:style-name="P26">See information in WCAG section</text:p>
          </table:table-cell>
        </table:table-row>
        <table:table-row table:style-name="Table8.1">
          <table:table-cell table:style-name="Table8.A6" office:value-type="string">
            <text:p text:style-name="P23">602.4 Alternate Formats for Non-Electronic Support Documentation</text:p>
          </table:table-cell>
          <table:table-cell table:style-name="Table8.B6" office:value-type="string">
            <text:p text:style-name="P29">Supports</text:p>
          </table:table-cell>
          <table:table-cell table:style-name="Table8.C6" office:value-type="string">
            <text:p text:style-name="P27"/>
          </table:table-cell>
        </table:table-row>
        <table:table-row table:style-name="Table8.1">
          <table:table-cell table:style-name="Table8.A2" office:value-type="string">
            <text:p text:style-name="P23"><text:span text:style-name="Strong_20_Emphasis">603 Support Services</text:span></text:p>
          </table:table-cell>
          <table:table-cell table:style-name="Table8.A2" office:value-type="string">
            <text:p text:style-name="P26">Heading cell – no response required</text:p>
          </table:table-cell>
          <table:table-cell table:style-name="Table8.C2" office:value-type="string">
            <text:p text:style-name="P26">Heading cell – no response required</text:p>
          </table:table-cell>
        </table:table-row>
        <table:table-row table:style-name="Table8.1">
          <table:table-cell table:style-name="Table8.A8" office:value-type="string">
            <text:p text:style-name="P23">603.2 Information on Accessibility and Compatibility Features</text:p>
          </table:table-cell>
          <table:table-cell table:style-name="Table8.B8" office:value-type="string">
            <text:p text:style-name="P29">Supports</text:p>
          </table:table-cell>
          <table:table-cell table:style-name="Table8.C8" office:value-type="string">
            <text:p text:style-name="P27"/>
          </table:table-cell>
        </table:table-row>
        <table:table-row table:style-name="Table8.1">
          <table:table-cell table:style-name="Table8.A9" office:value-type="string">
            <text:p text:style-name="P23">603.3 Accommodation of Communication Needs</text:p>
          </table:table-cell>
          <table:table-cell table:style-name="Table8.B9" office:value-type="string">
            <text:p text:style-name="P29">Supports</text:p>
          </table:table-cell>
          <table:table-cell table:style-name="Table8.C9" office:value-type="string">
            <text:p text:style-name="P27"/>
          </table:table-cell>
        </table:table-row>
      </table:table>
      <text:p text:style-name="P60"/>
      <text:h text:style-name="Heading_20_2" text:outline-level="2">Legal Disclaimer: <text:span text:style-name="T21">Apereo (Apache 2.0)</text:span></text:h>
      <text:p text:style-name="Standard">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text:soft-page-break/>damages or losses), even if such Contributor has been advised of the possibility of such da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Droid Serif" svg:font-family="'Droid Serif', Georgia, 'Times New Roman', Times, serif"/>
    <style:font-face style:name="Courier New" svg:font-family="'Courier New'" style:font-family-generic="modern"/>
    <style:font-face style:name="FreeSans1" svg:font-family="FreeSans" style:font-family-generic="swiss"/>
    <style:font-face style:name="FreeSans2" svg:font-family="FreeSans" style:font-pitch="variable"/>
    <style:font-face style:name="Lucida Grande" svg:font-family="'Lucida Grande', 'Segoe UI'"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fo:line-height="100%" fo:text-align="center" style:justify-single-word="false"/>
      <style:text-properties style:font-name="Arial" fo:font-family="Arial" style:font-family-generic="swiss" style:font-pitch="variable" fo:font-size="18pt" fo:language="none" fo:country="none"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loext:contextual-spacing="false" fo:line-height="100%"/>
      <style:text-properties style:font-name="Arial" fo:font-family="Arial" style:font-family-generic="swiss" style:font-pitch="variable" fo:font-size="18pt" fo:language="none" fo:country="none"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6pt" fo:language="none" fo:country="none"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Arial" fo:font-family="Arial" style:font-family-generic="swiss" style:font-pitch="variable" fo:font-size="16pt" fo:language="none" fo:country="none"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2pt" style:font-style-complex="italic" style:font-weight-complex="bold"/>
    </style:style>
    <style:style style:name="Heading_20_5" style:display-name="Heading 5" style:family="paragraph" style:parent-style-name="Heading_20_4" style:next-style-name="Standard" style:default-outline-level="5" style:class="text">
      <style:text-properties fo:font-size="14pt" style:font-size-asian="14pt" style:font-size-complex="14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Balloon_20_Text" style:display-name="Balloon Text" style:family="paragraph" style:parent-style-name="Standard">
      <style:paragraph-properties fo:margin-top="0in" fo:margin-bottom="0in" loext:contextual-spacing="false" fo:line-height="100%"/>
      <style:text-properties style:font-name="Lucida Grande" fo:font-family="'Lucida Grande', 'Segoe UI'" style:font-pitch="variable" fo:font-size="9pt" fo:language="none" fo:country="none" style:font-size-asian="9pt" style:font-name-complex="Lucida Grande" style:font-family-complex="'Lucida Grande', 'Segoe UI'" style:font-pitch-complex="variable" style:font-size-complex="9pt"/>
    </style:style>
    <style:style style:name="Comment_20_Text" style:display-name="Comment Text" style:family="paragraph" style:parent-style-name="Standard">
      <style:text-properties fo:font-size="12pt" fo:language="none" fo:country="none" style:font-size-asian="12pt" style:font-size-complex="12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Medium_20_List_20_2_20_-_20_Accent_20_21" style:display-name="Medium List 2 - Accent 21"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sctxt"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dnote" style:family="paragraph" style:parent-style-name="Standard" style:class="extra">
      <style:text-properties fo:font-size="10pt" style:font-size-asian="10pt" style:font-size-complex="10pt"/>
    </style:style>
    <style:style style:name="prefix"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my-footnote" style:family="paragraph" style:parent-style-name="Standard">
      <style:paragraph-properties fo:margin-top="0in" fo:margin-bottom="0.1563in" loext:contextual-spacing="false" style:line-height-at-least="0.2083in" style:vertical-align="baseline"/>
      <style:text-properties fo:color="#000000"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Medium_20_Grid_20_1_20_-_20_Accent_20_2" style:display-name="Medium Grid 1 - Accent 2" style:family="paragraph" style:parent-style-name="Standard">
      <style:paragraph-properties fo:margin-left="0.5in" fo:margin-right="0in" fo:margin-top="0in" fo:margin-bottom="0.139in" loext:contextual-spacing="true" fo:text-indent="0in" style:auto-text-indent="false"/>
    </style:style>
    <style:style style:name="Grid_20_Table_20_5_20_Dark_20_-_20_Accent_20_1" style:display-name="Grid Table 5 Dark - Accent 1"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fo:keep-with-next="always"/>
      <style:text-properties fo:color="#2e74b5" style:font-name="Calibri Light" fo:font-family="'Calibri Light'" style:font-family-generic="swiss" style:font-pitch="variable" fo:font-size="14pt" style:letter-kerning="tru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fo:margin-top="0in" fo:margin-bottom="0.1252in" loext:contextual-spacing="false">
        <style:tab-stops>
          <style:tab-stop style:position="6.4929in" style:type="right" style:leader-style="dotted" style:leader-text="."/>
        </style:tab-stops>
      </style:paragraph-properties>
      <style:text-properties style:font-name="Arial" fo:font-family="Arial" style:font-family-generic="swiss" style:font-pitch="variable" fo:language="en" fo:country="US" style:language-asian="en" style:country-asian="US"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class="index">
      <style:paragraph-properties fo:margin-left="0.3055in" fo:margin-right="0in" fo:margin-top="0in" fo:margin-bottom="0.0693in" loext:contextual-spacing="false" fo:text-indent="0in" style:auto-text-indent="false"/>
    </style:style>
    <style:style style:name="Medium_20_List_20_2_20_-_20_Accent_20_2" style:display-name="Medium List 2 - Accent 2"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Document_20_Map" style:display-name="Document Map" style:family="paragraph" style:parent-style-name="Standard">
      <style:paragraph-properties fo:margin-top="0in" fo:margin-bottom="0in" loext:contextual-spacing="false" fo:line-height="100%"/>
      <style:text-properties style:font-name="Times New Roman" fo:font-family="'Times New Roman'" style:font-family-generic="roman" style:font-pitch="variable" fo:font-size="12pt" fo:language="none" fo:country="none" style:font-size-asian="12pt" style:font-name-complex="Times New Roman" style:font-family-complex="'Times New Roman'" style:font-family-generic-complex="roman" style:font-pitch-complex="variable" style:font-size-complex="12pt"/>
    </style:style>
    <style:style style:name="p1" style:family="paragraph" style:parent-style-name="Standard">
      <style:paragraph-properties fo:margin-top="0in" fo:margin-bottom="0in" loext:contextual-spacing="false" fo:line-height="100%"/>
      <style:text-properties style:font-name="Lucida Grande" fo:font-family="'Lucida Grande', 'Segoe UI'" style:font-pitch="variable" fo:font-size="7.5pt" style:font-size-asian="7.5pt" style:font-name-complex="Lucida Grande" style:font-family-complex="'Lucida Grande', 'Segoe UI'" style:font-pitch-complex="variable" style:font-size-complex="7.5pt"/>
    </style:style>
    <style:style style:name="Colorful_20_Shading_20_-_20_Accent_20_1" style:display-name="Colorful Shading - Accent 1"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font-size-complex="12pt"/>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size="9pt" style:font-size-asian="9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color="#000000" style:font-name="Symbol" fo:font-family="Symbol" style:font-family-generic="roman" style:font-pitch="variable" fo:font-size="10pt" style:font-name-asian="Times New Roman" style:font-family-asian="'Times New Roman'" style:font-family-generic-asian="roman" style:font-pitch-asian="variable" style:font-size-asian="10pt" style:font-name-complex="Symbol" style:font-family-complex="Symbol" style:font-family-generic-complex="roman" style:font-pitch-complex="variable" style:font-size-complex="12pt"/>
    </style:style>
    <style:style style:name="WW8Num29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Arial" fo:font-family="Arial" style:font-family-generic="swiss" style:font-pitch="variable" fo:font-size="18pt"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2_20_Char" style:display-name="Heading 2 Char" style:family="text">
      <style:text-properties style:font-name="Arial" fo:font-family="Arial"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8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3_20_Char" style:display-name="Heading 3 Char" style:family="text">
      <style:text-properties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Visited_20_Internet_20_Link" style:display-name="Visited Internet 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Lucida Grande" fo:font-family="'Lucida Grande', 'Segoe UI'" style:font-pitch="variable" fo:font-size="9pt" style:font-size-asian="9pt" style:font-name-complex="Lucida Grande" style:font-family-complex="'Lucida Grande', 'Segoe UI'" style:font-pitch-complex="variabl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Endnote_20_Text_20_Char" style:display-name="Endnote Text Char" style:family="text" style:parent-style-name="Default_20_Paragraph_20_Font"/>
    <style:style style:name="Endnote_20_Symbol" style:display-name="Endnote Symbol" style:family="text">
      <style:text-properties style:text-position="super 58%"/>
    </style:style>
    <style:style style:name="Heading_20_4_20_Char" style:display-name="Heading 4 Char" style:family="text">
      <style:text-properties fo:color="#000000"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2pt" style:font-style-complex="italic" style:font-weight-complex="bold"/>
    </style:style>
    <style:style style:name="Heading_20_5_20_Char" style:display-name="Heading 5 Char" style:family="text">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Document_20_Map_20_Char" style:display-name="Document Map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in" fo:margin-bottom="0.139in" loext:contextual-spacing="false" fo:text-align="center" style:justify-single-word="false"/>
    </style:style>
    <style:style style:name="MP2" style:family="paragraph" style:parent-style-name="Footer">
      <style:paragraph-properties fo:margin-top="0in" fo:margin-bottom="0.139in" loext:contextual-spacing="false"/>
    </style:style>
    <style:style style:name="MT1" style:family="text">
      <style:text-properties fo:font-size="12pt" fo:font-weight="bold" style:font-size-asian="12pt" style:font-weight-asian="bold" style:font-size-complex="12pt"/>
    </style:style>
    <style:style style:name="MT2" style:family="text">
      <style:text-properties fo:font-weight="bold" style:font-weight-asian="bold"/>
    </style:style>
    <style:page-layout style:name="Mpm1">
      <style:page-layout-properties fo:page-width="8.5in" fo:page-height="11in" style:num-format="1" style:print-orientation="portrait" fo:margin-top="1in" fo:margin-bottom="0.2709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291in" fo:margin-top="0.6902in" style:dynamic-spacing="true"/>
      </style:footer-style>
    </style:page-layout>
  </office:automatic-styles>
  <office:master-styles>
    <style:master-page style:name="Standard" style:page-layout-name="Mpm1">
      <style:footer>
        <text:p text:style-name="MP1">Page <text:span text:style-name="MT1"><text:page-number text:select-page="current">18</text:page-number></text:span> of <text:span text:style-name="MT1"><text:page-count style:num-format="1">18</text:page-count></text:span></text:p>
      </style:footer>
      <style:footer-first>
        <text:p text:style-name="MP2"><text:tab/>Page <text:span text:style-name="MT2"><text:page-number text:select-page="current">1</text:page-number></text:span> of <text:span text:style-name="MT2"><text:page-count style:num-format="1">18</text:page-count></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vandooz</meta:initial-creator>
    <meta:creation-date>2017-10-04T08:00:00</meta:creation-date>
    <dc:date>2017-11-20T14:30:17.993861304</dc:date>
    <meta:editing-cycles>12</meta:editing-cycles>
    <meta:editing-duration>PT5H35M9S</meta:editing-duration>
    <meta:generator>LibreOffice/5.1.6.2$Linux_X86_64 LibreOffice_project/10m0$Build-2</meta:generator>
    <meta:document-statistic meta:table-count="4" meta:image-count="0" meta:object-count="0" meta:page-count="18" meta:paragraph-count="679" meta:word-count="3146" meta:character-count="19067" meta:non-whitespace-character-count="16920"/>
  </office:meta>
</office:document-meta>
</file>